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64in"/>
    </style:style>
    <style:style style:name="co2" style:family="table-column">
      <style:table-column-properties fo:break-before="auto" style:column-width="1.2602in"/>
    </style:style>
    <style:style style:name="co3" style:family="table-column">
      <style:table-column-properties fo:break-before="auto" style:column-width="0.714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Default"/>
        <table:table-row table:style-name="ro1">
          <table:table-cell table:style-name="Default" office:value-type="string" calcext:value-type="string">
            <text:p>Поисковые запросы</text:p>
          </table:table-cell>
          <table:table-cell table:style-name="Default" office:value-type="string" calcext:value-type="string">
            <text:p>Название группы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Суммарная частотность кластера</text:p>
          </table:table-cell>
          <table:table-cell office:value-type="string" calcext:value-type="string">
            <text:p>% Агрегаторов</text:p>
          </table:table-cell>
          <table:table-cell office:value-type="string" calcext:value-type="string">
            <text:p>Главных страниц</text:p>
          </table:table-cell>
          <table:table-cell office:value-type="string" calcext:value-type="string">
            <text:p>Топоним в запросе</text:p>
          </table:table-cell>
          <table:table-cell office:value-type="string" calcext:value-type="string">
            <text:p>URLs группы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программирование истор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372" calcext:value-type="float">
            <text:p>372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372" calcext:value-type="float">
            <text:p>372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ов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190" calcext:value-type="float">
            <text:p>19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64" calcext:value-type="float">
            <text:p>64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языков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54" calcext:value-type="float">
            <text:p>54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53" calcext:value-type="float">
            <text:p>53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2 истор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30" calcext:value-type="float">
            <text:p>3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первое программирование истор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28" calcext:value-type="float">
            <text:p>28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ервого языка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16" calcext:value-type="float">
            <text:p>16</text:p>
          </table:table-cell>
          <table:table-cell office:value-type="float" office:value="1270" calcext:value-type="float">
            <text:p>12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 кратко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16" calcext:value-type="float">
            <text:p>16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ов программирования кратко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14" calcext:value-type="float">
            <text:p>14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технологии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13" calcext:value-type="float">
            <text:p>13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оявлен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10" calcext:value-type="float">
            <text:p>1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оявления языков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9" calcext:value-type="float">
            <text:p>9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возникновен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8" calcext:value-type="float">
            <text:p>8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истем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7" calcext:value-type="float">
            <text:p>7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языков программирования кратко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5" calcext:value-type="float">
            <text:p>5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 дл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4" calcext:value-type="float">
            <text:p>4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систем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2" calcext:value-type="float">
            <text:p>2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программирования кратко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1" calcext:value-type="float">
            <text:p>1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языков программирования кратко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1" calcext:value-type="float">
            <text:p>1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краткая история появлен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1" calcext:value-type="float">
            <text:p>1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доклад на тему история развит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написать краткую историю появлен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сообщение история развития языков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исхождения языков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ожден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зарождения программирования</text:p>
          </table:table-cell>
          <table:table-cell table:style-name="Default" office:value-type="string" calcext:value-type="string">
            <text:p>программирование история (28)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kursy.ru/znaniya/programmirovanie/istoriya-razvitiya-yazykov-programmirovaniya/, https://ru.wikipedia.org/wiki/%D0%98%D1%81%D1%82%D0%BE%D1%80%D0%B8%D1%8F_%D1%8F%D0%B7%D1%8B%D0%BA%D0%BE%D0%B2_%D0%BF%D1%80%D0%BE%D0%B3%D1%80%D0%B0%D0%BC%D0%BC%D0%B8%D1%80%D0%BE%D0%B2%D0%B0%D0%BD%D0%B8%D1%8F, https://sky.pro/wiki/html/istoriya-programmirovaniya-ot-pervyh-kompyuterov-do-sovremennyh-yazykov/, https://itproger.com/news/kratkaya-istoriya-programmirovaniya-s-chego-vse-nachinalos, https://habr.com/ru/articles/734696/, https://kedu.ru/press-center/articles/info-istoriya-yazykov-programmirovaniya/, https://habr.com/ru/companies/sberbank/articles/851382/, https://itanddigital.ru/historycoding, https://mel.fm/zhizn/istorii/4157692-ot-assemblera-do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python история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111" calcext:value-type="float">
            <text:p>111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111" calcext:value-type="float">
            <text:p>111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python история создания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40" calcext:value-type="float">
            <text:p>4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40" calcext:value-type="float">
            <text:p>4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38" calcext:value-type="float">
            <text:p>38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30" calcext:value-type="float">
            <text:p>3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программирования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25" calcext:value-type="float">
            <text:p>25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языка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15" calcext:value-type="float">
            <text:p>15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python год создания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13" calcext:value-type="float">
            <text:p>13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питон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13" calcext:value-type="float">
            <text:p>13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итона язык программирования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8" calcext:value-type="float">
            <text:p>8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языка программирования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7" calcext:value-type="float">
            <text:p>7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питона язык программирования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4" calcext:value-type="float">
            <text:p>4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программирования python кратко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краткая история создания языка программирования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2" calcext:value-type="float">
            <text:p>2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языка программирования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 пайтон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язык программирования пайтон история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возникновения языка программирования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возникновения и развития языка программирования python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и развития языка программирования питон</text:p>
          </table:table-cell>
          <table:table-cell table:style-name="Default" office:value-type="string" calcext:value-type="string">
            <text:p>python история (21)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articles/826530/, https://skyeng.ru/it-industry/programming/kak-poyavilsya-python-yazykovoe-puteshestvie-vo-vremeni/, https://skillbox.ru/media/code/kratkaya-istoriya-python/, https://ru.wikipedia.org/wiki/%D0%98%D1%81%D1%82%D0%BE%D1%80%D0%B8%D1%8F_%D1%8F%D0%B7%D1%8B%D0%BA%D0%B0_%D0%BF%D1%80%D0%BE%D0%B3%D1%80%D0%B0%D0%BC%D0%BC%D0%B8%D1%80%D0%BE%D0%B2%D0%B0%D0%BD%D0%B8%D1%8F_Python, https://practicum.yandex.ru/blog/vsyo-o-yazyke-programmirovaniya-python/, https://base-python.readthedocs.io/en/latest/chapters/01_intro/01_history/history.html, https://www.interestprograms.ru/article-python-istoriya-sozdaniya-yazyka-programmirovaniya, https://sky.pro/wiki/python/istoriya-yazyka-programmirovaniya-python/, https://blog.skillfactory.ru/glossary/python/, https://timthewebmaster.com/ru/articles/python-history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развитие языков программирован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172" calcext:value-type="float">
            <text:p>17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языков программирован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27" calcext:value-type="float">
            <text:p>27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и классификация языков программирован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возникновения языков программирован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возникновения и развития языков программирован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эволюции языков программирован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программирования хронолог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сообщение на тему история языков программирован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современные языки программирования истор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языки программирования история создания и развит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ов программирования в хронологическом порядке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первых языков программирования</text:p>
          </table:table-cell>
          <table:table-cell table:style-name="Default" office:value-type="string" calcext:value-type="string">
            <text:p>развитие языков программирования (12)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kursy.ru/znaniya/programmirovanie/istoriya-razvitiya-yazykov-programmirovaniya/, https://habr.com/ru/companies/sberbank/articles/851382/, https://sky.pro/wiki/java/evolyuciya-yazykov-programmirovaniya-osnovnye-etapy/, https://dzen.ru/a/ZRwfr8vI_1lTTDVX, https://skillbox.ru/media/code/kak_razvivalis_yazyki_programmirovaniya/, https://kedu.ru/press-center/articles/info-istoriya-yazykov-programmirovaniya/, https://dtf.ru/retro/1197223-kratkaya-istoriya-yazykov-programmirovaniya, https://itanddigital.ru/historycoding, https://tr-page.yandex.ru/translate?lang=en-ru&amp;url=https%3A%2F%2Fen.wikipedia.org%2Fwiki%2FHistory_of_programming_languages, https://itanddigital.ru/history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программирования паскаль</text:p>
          </table:table-cell>
          <table:table-cell table:style-name="Default" office:value-type="string" calcext:value-type="string">
            <text:p>история языка программирования паскаль (6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scal/, https://habr.com/ru/companies/vdsina/articles/544006/, https://istudy.by/blog/pascal, https://optimalgroup.ru/blog/yazyk-pascal/, https://ru.wikipedia.org/wiki/%D0%9F%D0%B0%D1%81%D0%BA%D0%B0%D0%BB%D1%8C_(%D1%8F%D0%B7%D1%8B%D0%BA_%D0%BF%D1%80%D0%BE%D0%B3%D1%80%D0%B0%D0%BC%D0%BC%D0%B8%D1%80%D0%BE%D0%B2%D0%B0%D0%BD%D0%B8%D1%8F), https://sky.pro/wiki/sql/yazyk-programmirovaniya-pascal-istoriya-i-razrabotchiki/, https://www.osp.ru/pcworld/2001/04/161427, https://www.progkids.com/blog/istoriya-yazyka-programmirovaniya-turbo-paskal-i-ego-sozdatelya, https://dzen.ru/a/YEr3wWJXGE7LaGQK, https://gb.ru/blog/paskal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языка программирования паскаль</text:p>
          </table:table-cell>
          <table:table-cell table:style-name="Default" office:value-type="string" calcext:value-type="string">
            <text:p>история языка программирования паскаль (6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scal/, https://habr.com/ru/companies/vdsina/articles/544006/, https://istudy.by/blog/pascal, https://optimalgroup.ru/blog/yazyk-pascal/, https://ru.wikipedia.org/wiki/%D0%9F%D0%B0%D1%81%D0%BA%D0%B0%D0%BB%D1%8C_(%D1%8F%D0%B7%D1%8B%D0%BA_%D0%BF%D1%80%D0%BE%D0%B3%D1%80%D0%B0%D0%BC%D0%BC%D0%B8%D1%80%D0%BE%D0%B2%D0%B0%D0%BD%D0%B8%D1%8F), https://sky.pro/wiki/sql/yazyk-programmirovaniya-pascal-istoriya-i-razrabotchiki/, https://www.osp.ru/pcworld/2001/04/161427, https://www.progkids.com/blog/istoriya-yazyka-programmirovaniya-turbo-paskal-i-ego-sozdatelya, https://dzen.ru/a/YEr3wWJXGE7LaGQK, https://gb.ru/blog/paskal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языка программирования паскаль</text:p>
          </table:table-cell>
          <table:table-cell table:style-name="Default" office:value-type="string" calcext:value-type="string">
            <text:p>история языка программирования паскаль (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scal/, https://habr.com/ru/companies/vdsina/articles/544006/, https://istudy.by/blog/pascal, https://optimalgroup.ru/blog/yazyk-pascal/, https://ru.wikipedia.org/wiki/%D0%9F%D0%B0%D1%81%D0%BA%D0%B0%D0%BB%D1%8C_(%D1%8F%D0%B7%D1%8B%D0%BA_%D0%BF%D1%80%D0%BE%D0%B3%D1%80%D0%B0%D0%BC%D0%BC%D0%B8%D1%80%D0%BE%D0%B2%D0%B0%D0%BD%D0%B8%D1%8F), https://sky.pro/wiki/sql/yazyk-programmirovaniya-pascal-istoriya-i-razrabotchiki/, https://www.osp.ru/pcworld/2001/04/161427, https://www.progkids.com/blog/istoriya-yazyka-programmirovaniya-turbo-paskal-i-ego-sozdatelya, https://dzen.ru/a/YEr3wWJXGE7LaGQK, https://gb.ru/blog/paskal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оявления языка программирования паскаль</text:p>
          </table:table-cell>
          <table:table-cell table:style-name="Default" office:value-type="string" calcext:value-type="string">
            <text:p>история языка программирования паскаль (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scal/, https://habr.com/ru/companies/vdsina/articles/544006/, https://istudy.by/blog/pascal, https://optimalgroup.ru/blog/yazyk-pascal/, https://ru.wikipedia.org/wiki/%D0%9F%D0%B0%D1%81%D0%BA%D0%B0%D0%BB%D1%8C_(%D1%8F%D0%B7%D1%8B%D0%BA_%D0%BF%D1%80%D0%BE%D0%B3%D1%80%D0%B0%D0%BC%D0%BC%D0%B8%D1%80%D0%BE%D0%B2%D0%B0%D0%BD%D0%B8%D1%8F), https://sky.pro/wiki/sql/yazyk-programmirovaniya-pascal-istoriya-i-razrabotchiki/, https://www.osp.ru/pcworld/2001/04/161427, https://www.progkids.com/blog/istoriya-yazyka-programmirovaniya-turbo-paskal-i-ego-sozdatelya, https://dzen.ru/a/YEr3wWJXGE7LaGQK, https://gb.ru/blog/paskal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программирования pascal</text:p>
          </table:table-cell>
          <table:table-cell table:style-name="Default" office:value-type="string" calcext:value-type="string">
            <text:p>история языка программирования паскаль (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scal/, https://habr.com/ru/companies/vdsina/articles/544006/, https://istudy.by/blog/pascal, https://optimalgroup.ru/blog/yazyk-pascal/, https://ru.wikipedia.org/wiki/%D0%9F%D0%B0%D1%81%D0%BA%D0%B0%D0%BB%D1%8C_(%D1%8F%D0%B7%D1%8B%D0%BA_%D0%BF%D1%80%D0%BE%D0%B3%D1%80%D0%B0%D0%BC%D0%BC%D0%B8%D1%80%D0%BE%D0%B2%D0%B0%D0%BD%D0%B8%D1%8F), https://sky.pro/wiki/sql/yazyk-programmirovaniya-pascal-istoriya-i-razrabotchiki/, https://www.osp.ru/pcworld/2001/04/161427, https://www.progkids.com/blog/istoriya-yazyka-programmirovaniya-turbo-paskal-i-ego-sozdatelya, https://dzen.ru/a/YEr3wWJXGE7LaGQK, https://gb.ru/blog/paskal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возникновения языка программирования паскаль</text:p>
          </table:table-cell>
          <table:table-cell table:style-name="Default" office:value-type="string" calcext:value-type="string">
            <text:p>история языка программирования паскаль (6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pascal/, https://habr.com/ru/companies/vdsina/articles/544006/, https://istudy.by/blog/pascal, https://optimalgroup.ru/blog/yazyk-pascal/, https://ru.wikipedia.org/wiki/%D0%9F%D0%B0%D1%81%D0%BA%D0%B0%D0%BB%D1%8C_(%D1%8F%D0%B7%D1%8B%D0%BA_%D0%BF%D1%80%D0%BE%D0%B3%D1%80%D0%B0%D0%BC%D0%BC%D0%B8%D1%80%D0%BE%D0%B2%D0%B0%D0%BD%D0%B8%D1%8F), https://sky.pro/wiki/sql/yazyk-programmirovaniya-pascal-istoriya-i-razrabotchiki/, https://www.osp.ru/pcworld/2001/04/161427, https://www.progkids.com/blog/istoriya-yazyka-programmirovaniya-turbo-paskal-i-ego-sozdatelya, https://dzen.ru/a/YEr3wWJXGE7LaGQK, https://gb.ru/blog/paskal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ов программирования джава</text:p>
          </table:table-cell>
          <table:table-cell table:style-name="Default" office:value-type="string" calcext:value-type="string">
            <text:p>история языков программирования джава (4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spring_aio/articles/840336/, https://kurshub.ru/journal/blog/istoriya-sozdaniya-java-kak-yazyk-stal-osnovoj-korporativnogo-mira/, https://ru.wikipedia.org/wiki/Java, https://sky.pro/wiki/java/istoriya-sozdaniya-yazyka-java/, https://www.interestprograms.ru/article-istoriya-sozdaniya-yazyka-programmirovaniya-java, https://4pda.to/2024/05/15/426861/ot_startapa_do_vershiny_mira_kak_poyavilsya_yazyk_java/, https://en.wikipedia.org/wiki/Java_(programming_language), https://gb.ru/blog/yazyk-programmirovaniya-java/, https://online.top-academy.ru/blog/how-java-changed-the-world, https://skyeng.ru/magazine/wiki/it-industriya/chto-takoe-jav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программирования java</text:p>
          </table:table-cell>
          <table:table-cell table:style-name="Default" office:value-type="string" calcext:value-type="string">
            <text:p>история языков программирования джава (4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spring_aio/articles/840336/, https://kurshub.ru/journal/blog/istoriya-sozdaniya-java-kak-yazyk-stal-osnovoj-korporativnogo-mira/, https://ru.wikipedia.org/wiki/Java, https://sky.pro/wiki/java/istoriya-sozdaniya-yazyka-java/, https://www.interestprograms.ru/article-istoriya-sozdaniya-yazyka-programmirovaniya-java, https://4pda.to/2024/05/15/426861/ot_startapa_do_vershiny_mira_kak_poyavilsya_yazyk_java/, https://en.wikipedia.org/wiki/Java_(programming_language), https://gb.ru/blog/yazyk-programmirovaniya-java/, https://online.top-academy.ru/blog/how-java-changed-the-world, https://skyeng.ru/magazine/wiki/it-industriya/chto-takoe-jav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язык программирования java история создания</text:p>
          </table:table-cell>
          <table:table-cell table:style-name="Default" office:value-type="string" calcext:value-type="string">
            <text:p>история языков программирования джава (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spring_aio/articles/840336/, https://kurshub.ru/journal/blog/istoriya-sozdaniya-java-kak-yazyk-stal-osnovoj-korporativnogo-mira/, https://ru.wikipedia.org/wiki/Java, https://sky.pro/wiki/java/istoriya-sozdaniya-yazyka-java/, https://www.interestprograms.ru/article-istoriya-sozdaniya-yazyka-programmirovaniya-java, https://4pda.to/2024/05/15/426861/ot_startapa_do_vershiny_mira_kak_poyavilsya_yazyk_java/, https://en.wikipedia.org/wiki/Java_(programming_language), https://gb.ru/blog/yazyk-programmirovaniya-java/, https://online.top-academy.ru/blog/how-java-changed-the-world, https://skyeng.ru/magazine/wiki/it-industriya/chto-takoe-jav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языка программирования java</text:p>
          </table:table-cell>
          <table:table-cell table:style-name="Default" office:value-type="string" calcext:value-type="string">
            <text:p>история языков программирования джава (4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spring_aio/articles/840336/, https://kurshub.ru/journal/blog/istoriya-sozdaniya-java-kak-yazyk-stal-osnovoj-korporativnogo-mira/, https://ru.wikipedia.org/wiki/Java, https://sky.pro/wiki/java/istoriya-sozdaniya-yazyka-java/, https://www.interestprograms.ru/article-istoriya-sozdaniya-yazyka-programmirovaniya-java, https://4pda.to/2024/05/15/426861/ot_startapa_do_vershiny_mira_kak_poyavilsya_yazyk_java/, https://en.wikipedia.org/wiki/Java_(programming_language), https://gb.ru/blog/yazyk-programmirovaniya-java/, https://online.top-academy.ru/blog/how-java-changed-the-world, https://skyeng.ru/magazine/wiki/it-industriya/chto-takoe-jav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мертвых языков программирования</text:p>
          </table:table-cell>
          <table:table-cell table:style-name="Default" office:value-type="string" calcext:value-type="string">
            <text:p>история мертвых языков программирования (3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ma.freebird.su/, https://multiurok.ru/files/individualnyi-proekt-po-distsipline-odb-08-informa.html, https://nsportal.ru/npo-spo/informatika-i-vychislitelnaya-tekhnika/library/2017/02/27/proekty-studentov, https://ru.hexlet.io/blog/posts/10-samyh-vliyatelnyh-mertvyh-yazykov-programmirovaniya, https://timthewebmaster.com/ru/articles/history-of-dead-languages/, https://www.teacherjournal.ru/categories/6/articles/8045, https://spravochnick.ru/informatika/mertvye_yazyki_programmirovaniy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возникновения мертвых языков программирования</text:p>
          </table:table-cell>
          <table:table-cell table:style-name="Default" office:value-type="string" calcext:value-type="string">
            <text:p>история мертвых языков программирования (3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ma.freebird.su/, https://multiurok.ru/files/individualnyi-proekt-po-distsipline-odb-08-informa.html, https://nsportal.ru/npo-spo/informatika-i-vychislitelnaya-tekhnika/library/2017/02/27/proekty-studentov, https://ru.hexlet.io/blog/posts/10-samyh-vliyatelnyh-mertvyh-yazykov-programmirovaniya, https://timthewebmaster.com/ru/articles/history-of-dead-languages/, https://www.teacherjournal.ru/categories/6/articles/8045, https://spravochnick.ru/informatika/mertvye_yazyki_programmirovaniy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мертвых языков программирования проект</text:p>
          </table:table-cell>
          <table:table-cell table:style-name="Default" office:value-type="string" calcext:value-type="string">
            <text:p>история мертвых языков программирования (3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ima.freebird.su/, https://multiurok.ru/files/individualnyi-proekt-po-distsipline-odb-08-informa.html, https://nsportal.ru/npo-spo/informatika-i-vychislitelnaya-tekhnika/library/2017/02/27/proekty-studentov, https://ru.hexlet.io/blog/posts/10-samyh-vliyatelnyh-mertvyh-yazykov-programmirovaniya, https://timthewebmaster.com/ru/articles/history-of-dead-languages/, https://www.teacherjournal.ru/categories/6/articles/8045, https://spravochnick.ru/informatika/mertvye_yazyki_programmirovaniy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 книга</text:p>
          </table:table-cell>
          <table:table-cell table:style-name="Default" office:value-type="string" calcext:value-type="string">
            <text:p>история программирования книга (2)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ifmo.ru/file/pdf/1917.pdf, https://dl.libcats.org/genesis/86000/4184a341ebaa8fddf223a8e52288ae09/_as/[Zelkovic_M.,_Pratt_T.]_YAzueki_programmirovaniya(libcats.org).pdf, https://k0d.cc/storage/books/%D0%A0%D0%B0%D0%B7%D0%BD%D0%BE%D0%B5/metody_programmirovaniya_kompyuternye_vychisleniya_3643012.pdf, https://markshevchenko.pro/download/history-of-programming.pdf, https://www.litres.ru/book/vladimir-arnoldovich/hronika-yazykov-programmirovaniya-proshloe-nastoyasch-70636477/, https://www.osp.ru/os/2024/01/13058260, https://www.ozon.ru/category/istoriya-yazykov-programmirovaniy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 книга читать</text:p>
          </table:table-cell>
          <table:table-cell table:style-name="Default" office:value-type="string" calcext:value-type="string">
            <text:p>история программирования книга (2)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ifmo.ru/file/pdf/1917.pdf, https://dl.libcats.org/genesis/86000/4184a341ebaa8fddf223a8e52288ae09/_as/[Zelkovic_M.,_Pratt_T.]_YAzueki_programmirovaniya(libcats.org).pdf, https://k0d.cc/storage/books/%D0%A0%D0%B0%D0%B7%D0%BD%D0%BE%D0%B5/metody_programmirovaniya_kompyuternye_vychisleniya_3643012.pdf, https://markshevchenko.pro/download/history-of-programming.pdf, https://www.litres.ru/book/vladimir-arnoldovich/hronika-yazykov-programmirovaniya-proshloe-nastoyasch-70636477/, https://www.osp.ru/os/2024/01/13058260, https://www.ozon.ru/category/istoriya-yazykov-programmirovaniy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 в россии</text:p>
          </table:table-cell>
          <table:table-cell table:style-name="Default" office:value-type="string" calcext:value-type="string">
            <text:p>история программирования в россии (2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first/articles/810143/, https://rutube.ru/video/f679325017ad286ec7d67f54aa95b768/, https://skillbox.com/media/code/ot-superkompyutera-do-sovetskogo-interneta/, https://www.youtube.com/watch?v=LlCPON1Pd0k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 в ссср</text:p>
          </table:table-cell>
          <table:table-cell table:style-name="Default" office:value-type="string" calcext:value-type="string">
            <text:p>история программирования в россии (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abr.com/ru/companies/first/articles/810143/, https://rutube.ru/video/f679325017ad286ec7d67f54aa95b768/, https://skillbox.com/media/code/ot-superkompyutera-do-sovetskogo-interneta/, https://www.youtube.com/watch?v=LlCPON1Pd0k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пользовательская история что это такое в программировании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1roWFjRrwS34X2R, https://gb.ru/blog/user-story/, https://habr.com/ru/companies/otus/articles/566966/, https://media.contented.ru/opyt/instrukcii/user-story-kto-pishet-polzovatelskie-istorii-i-zachem-eto-nado/, https://practicum.yandex.ru/blog/chto-takoe-user-story-i-kak-napisat/, https://productstar.ru/blog/user-story-kak-pravilno-pisat-polzovatelskie-istorii, https://ru.wikipedia.org/wiki/%D0%9F%D0%BE%D0%BB%D1%8C%D0%B7%D0%BE%D0%B2%D0%B0%D1%82%D0%B5%D0%BB%D1%8C%D1%81%D0%BA%D0%B8%D0%B5_%D0%B8%D1%81%D1%82%D0%BE%D1%80%D0%B8%D0%B8, https://sky.pro/media/user-story-i-kak-eyo-napisat-polnoe-rukovodstvo/, https://tr-page.yandex.ru/translate?lang=en-ru&amp;url=https%3A%2F%2Fen.wikipedia.org%2Fwiki%2FUser_story, https://www.atlassian.com/ru/agile/project-management/user-stories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создания языка программирования javascript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uth0.com/blog/a-brief-history-of-javascript/, https://dev.to/iarchitsharma/the-history-of-javascript-5e98, https://habr.com/ru/companies/livetyping/articles/324196/, https://javarush.com/quests/lectures/ru.javarush.web.core.lecture.level17.lecture00, https://ru.wikipedia.org/wiki/JavaScript, https://sky.pro/wiki/javascript/vvedenie-v-javascript-istoriya-i-evolyuciya/, https://trashbox.ru/topics/119244/kak-sozdavalsya-javascript-i-osobennosti-arhitektury, https://vc.ru/u/326339-dev-house/837058-istoriya-i-razvitie-javascript, https://www.geeksforgeeks.org/history-of-javascript/, https://www.progkids.com/blog/javascript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таблица история языков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Timeline_of_programming_languages, https://habr.com/ru/articles/481822/, https://itanddigital.ru/historycoding, https://kedu.ru/press-center/articles/info-istoriya-yazykov-programmirovaniya/, https://prezi.com/lojkk5x-4uzp/presentation/, https://pyhub.ru/python/lecture-2-2-3/, https://ru.ruwiki.ru/wiki/%D0%A5%D1%80%D0%BE%D0%BD%D0%BE%D0%BB%D0%BE%D0%B3%D0%B8%D1%8F_%D1%8F%D0%B7%D1%8B%D0%BA%D0%BE%D0%B2_%D0%BF%D1%80%D0%BE%D0%B3%D1%80%D0%B0%D0%BC%D0%BC%D0%B8%D1%80%D0%BE%D0%B2%D0%B0%D0%BD%D0%B8%D1%8F, https://ru.wikipedia.org/wiki/%D0%A5%D1%80%D0%BE%D0%BD%D0%BE%D0%BB%D0%BE%D0%B3%D0%B8%D1%8F_%D1%8F%D0%B7%D1%8B%D0%BA%D0%BE%D0%B2_%D0%BF%D1%80%D0%BE%D0%B3%D1%80%D0%B0%D0%BC%D0%BC%D0%B8%D1%80%D0%BE%D0%B2%D0%B0%D0%BD%D0%B8%D1%8F, https://sky.pro/wiki/javascript/istoriya-populyarnyh-yazykov-programmirovaniya/, https://www.osp.ru/pcworld/2003/10/1348150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ов программирования видео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300.ya.ru/v_5cXngLKQ, https://dzen.ru/video/watch/5ec135e3f2ad6f22983256f0, https://markshevchenko.pro/2021/11/19/history-of-programming/, https://ok.ru/video/12735350112, https://rustube.cc/video/PDPg0V9rSRwmprnwWLih-Q/, https://rutube.ru/video/de72ad6501470b2bdef85dbe8d9c0aff/, https://videomin.ws/?q=%D0%B8%D1%81%D1%82%D0%BE%D1%80%D0%B8%D1%8F+%D1%80%D0%B0%D0%B7%D0%B2%D0%B8%D1%82%D0%B8%D1%8F+%D1%8F%D0%B7%D1%8B%D0%BA%D0%BE%D0%B2+%D0%BF%D1%80%D0%BE%D0%B3%D1%80%D0%B0%D0%BC%D0%BC%D0%B8%D1%80%D0%BE%D0%B2%D0%B0%D0%BD%D0%B8%D1%8F, https://vk.com/video-51126445_456239200, https://www.youtube.com/watch?v=qExUZJLkb9w, https://yandex.ru/video/preview/734465022140713269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объект исследования история языков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iles.student-it.ru/previewfile/24093, https://infourok.ru/individualnyj-proekt-yazyki-programmirovaniya-6842339.html, https://it-osipova.ru/DswMedia/proekt_vlasova_kashefrazova.docx, https://multiurok.ru/files/individualnyi-proekt-po-distsipline-oud-09-informa.html, https://nsportal.ru/ap/library/drugoe/2020/08/27/individualnyy-itogovyy-proekt-na-temu-yazyki-programmirovaniya, https://obuchonok.ru/node/7498, https://otherreferats.allbest.ru/programming/00959047_0.html, https://school-science.ru/15/4/50843, https://schoolstars.ru/item-work/2020-1678/, https://www.prodlenka.org/metodicheskie-razrabotki/188639-jazyki-programmirovanij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синтаксиса языков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s.ifmo.ru/file/pdf/1917.pdf, https://dtf.ru/retro/1197223-kratkaya-istoriya-yazykov-programmirovaniya, https://dzen.ru/a/ZYXwIcVaIihVW_I4, https://gb.ru/posts/language_history_part1, https://habr.com/ru/articles/147619/, https://multiurok.ru/files/individualnyi-proekt-po-distsipline-oud-09-informa.html, https://obuchonok.ru/node/7498, https://oselkschool.ru/book/export/html/74, https://studfile.net/preview/4693873/, https://tr-page.yandex.ru/translate?lang=en-ru&amp;url=https%3A%2F%2Fen.wikipedia.org%2Fwiki%2FHistory_of_programming_languages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линейного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monline.ru/articles/1893/, http://семенгирич.рф/products/Theory/history.htm, https://kampus.ai/referat/lineinoe-programmirovanie-973/, https://repo.ssau.ru/bitstream/Uchebnye-posobiya/Lineinoe-programmirovanie-Elektronnyi-resurs-ucheb-posobie-po-specialnosti-08011665-Mat-metody-v-ekonomike-55268/1/%D0%93%D0%B5%D1%80%D0%B0%D1%81%D1%8C%D0%BA%D0%B8%D0%BD%20%D0%9C.%D0%98.%20%D0%9B%D0%B8%D0%BD%D0%B5%D0%B9%D0%BD%D0%BE%D0%B5.pdf, https://ru.ruwiki.ru/wiki/%D0%9B%D0%B8%D0%BD%D0%B5%D0%B9%D0%BD%D0%BE%D0%B5_%D0%BF%D1%80%D0%BE%D0%B3%D1%80%D0%B0%D0%BC%D0%BC%D0%B8%D1%80%D0%BE%D0%B2%D0%B0%D0%BD%D0%B8%D0%B5, https://ru.wikipedia.org/wiki/%D0%9B%D0%B8%D0%BD%D0%B5%D0%B9%D0%BD%D0%BE%D0%B5_%D0%BF%D1%80%D0%BE%D0%B3%D1%80%D0%B0%D0%BC%D0%BC%D0%B8%D1%80%D0%BE%D0%B2%D0%B0%D0%BD%D0%B8%D0%B5, https://spravochnick.ru/ekonomicheskiy_analiz/lineynoe_programmirovanie_v_ekonomicheskom_analize/, https://studlandia.com/library/94329-istorija-vozniknovenija-linejnogo-programmirovanija-stanovlenije-linejnogo-programmirovanija.html, https://tr-page.yandex.ru/translate?lang=en-ru&amp;url=https%3A%2F%2Fen.wikipedia.org%2Fwiki%2FLinear_programming, https://www.dissercat.com/content/zarozhdenie-i-rannyaya-istoriya-lineinogo-programmirovaniy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программирования си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C_(programming_language), https://gb.ru/blog/yazyk-programmirovaniya-ci/, https://gitverse.ru/blog/articles/development/519-yazyk-programmirovaniya-c-si-chto-eto-takoe-gde-i-dlya-chego-ispolzuetsya, https://habr.com/ru/articles/304034/, https://metanit.com/c/tutorial/1.1.php, https://ru.wikipedia.org/wiki/%D0%98%D1%81%D1%82%D0%BE%D1%80%D0%B8%D1%8F_%D1%8F%D0%B7%D1%8B%D0%BA%D0%B0_%D0%A1%D0%B8, https://sky.pro/wiki/profession/istoriya-yazyka-programmirovaniya-c/, https://timthewebmaster.com/ru/articles/c-programming-history/, https://tr-page.yandex.ru/translate?lang=en-ru&amp;url=https%3A%2F%2Fwww.freecodecamp.org%2Fnews%2Fwhat-is-the-c-programming-language-beginner-tutorial%2F, https://www.osp.ru/pcworld/2001/08/162103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фортран язык программирования истор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7xb5PH2VwaP5D3T, https://gb.ru/blog/fortran/, https://habr.com/ru/articles/722834/, https://nweb42.com/books/fortran/istoriya-i-razvitie-yazyka/, https://ru.ruwiki.ru/wiki/%D0%A4%D0%BE%D1%80%D1%82%D1%80%D0%B0%D0%BD, https://ru.wikipedia.org/wiki/%D0%A4%D0%BE%D1%80%D1%82%D1%80%D0%B0%D0%BD, https://spravochnick.ru/programmirovanie/yazyki_programmirovaniya/fortran_yazyk_programmirovaniya/, https://synergy.ru/akademiya/programming/fortran_evolyucziya_samogo_byistrogo_yazyika_programmirovaniya, https://tr-page.yandex.ru/translate?lang=en-ru&amp;url=https%3A%2F%2Fen.wikipedia.org%2Fwiki%2FFortran, https://www.ibm.com/history/fortra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 языки высокого уровн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glossary/vysokourovnevyy-yazyk-programmirovaniya/, https://gb.ru/blog/vysokourovnevyj-yazyk-programmirovaniya/, https://habr.com/ru/companies/sberbank/articles/851382/, https://itanddigital.ru/historycoding, https://multiurok.ru/files/istoriia-iazykov-programmirovaniia-vysokogo-urovni.html, https://nou-academy.ru/articles/yazyki-programmirovaniya-vysokogo-urovnya-idite-v-nogu-so-vremenem/, https://ru.hexlet.io/blog/posts/kratkaya-evolyutsiya-yazykov-programmirovaniya, https://ru.ruwiki.ru/wiki/%D0%98%D1%81%D1%82%D0%BE%D1%80%D0%B8%D1%8F_%D1%8F%D0%B7%D1%8B%D0%BA%D0%BE%D0%B2_%D0%BF%D1%80%D0%BE%D0%B3%D1%80%D0%B0%D0%BC%D0%BC%D0%B8%D1%80%D0%BE%D0%B2%D0%B0%D0%BD%D0%B8%D1%8F, https://ru.wikipedia.org/wiki/%D0%98%D1%81%D1%82%D0%BE%D1%80%D0%B8%D1%8F_%D1%8F%D0%B7%D1%8B%D0%BA%D0%BE%D0%B2_%D0%BF%D1%80%D0%BE%D0%B3%D1%80%D0%B0%D0%BC%D0%BC%D0%B8%D1%80%D0%BE%D0%B2%D0%B0%D0%BD%D0%B8%D1%8F, https://vuzlit.com/1015058/istoriya_yazykov_vysokogo_urovny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низкоуровневые языки программирования истор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m.wikipedia.org/wiki/Low-level_programming_language, https://habr.com/ru/articles/790804/, https://javarush.com/groups/posts/1904-urovni-jazihkov-programmirovanija, https://pikabu.ru/story/pervyie_yazyiki_programmirovaniya__kakie_oni_byili_11248266, https://ru.ruwiki.ru/wiki/%D0%9D%D0%B8%D0%B7%D0%BA%D0%BE%D1%83%D1%80%D0%BE%D0%B2%D0%BD%D0%B5%D0%B2%D1%8B%D0%B9_%D1%8F%D0%B7%D1%8B%D0%BA_%D0%BF%D1%80%D0%BE%D0%B3%D1%80%D0%B0%D0%BC%D0%BC%D0%B8%D1%80%D0%BE%D0%B2%D0%B0%D0%BD%D0%B8%D1%8F, https://sky.pro/media/nizkourovnevye-yazyki-programmirovaniya/, https://spravochnick.ru/programmirovanie/vysokie_i_nizkie_yazyki_programmirovaniya/, https://telegra.ph/YAzyki-programmirovaniya-nizkogo-urovnya-11-24, https://tr-page.yandex.ru/translate?lang=en-ru&amp;url=https%3A%2F%2Fen.wikipedia.org%2Fwiki%2FLow-level_programming_language, https://www.garshin.ru/it/computer-languages/machine-coding.html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оявления и развития систем автоматизированного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bigor.bmstu.ru/?cnt/?prn=y/?doc=070_Hist/h702.mod, https://habr.com/ru/companies/iladaruli24/articles/273593/, https://intuit.ru/studies/higher_education/3406/courses/449/lecture/10007?page=4, https://megavtogal.com/soobscheniya/pervye-shagi-avtomatizacii-programmirovaniya-soobschenie.html, https://sapr-soft.ru/stati/sapr-chto-takoe-sistema-avtomatizirovannogo-proektirovaniya, https://spravochnick.ru/arhitektura_i_stroitelstvo/sistemy_avtomatizirovannogo_proektirovaniya_istoriya_razvitiya/, https://studfile.net/preview/4001874/page:2/, https://tr-page.yandex.ru/translate?lang=en-ru&amp;url=https%3A%2F%2Fen.wikipedia.org%2Fwiki%2FHistory_of_CAD_software, https://videouroki.net/razrabotki/sapr-istoriia-razvitiia-i-pierspiektivy.html, https://www.reallab.ru/bookasutp/9-programmnoe-obespechenie/9-1-razvitie-programmnih-sredstv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программирования в лицах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525school.ru/doc/Gazeta/programmirovaniye_v_licah_02042023.pdf, https://begemot.ai/projects/3203439-istoriia-programmirovaniia-v-licax, https://dzen.ru/a/Z5zta4aOnG_NPElS, https://habr.com/ru/articles/734696/, https://kampus.ai/referat/istoriia-programmirovaniia-v-licax-32629/, https://sky.pro/wiki/profession/avtory-i-osnovateli-yazykov-programmirovaniya-biografii-klyuchevyh-figur/, https://www.emaze.com/@AQCOTFZI/%D0%98%D1%81%D1%82%D0%BE%D1%80%D0%B8%D1%8F-%D0%BF%D1%80%D0%BE%D0%B3%D1%80%D0%B0%D0%BC%D0%BC%D0%B8%D1%80%D0%BE%D0%B2%D0%B0%D0%BD%D0%B8%D1%8F-%D0%B2-%D0%BB%D0%B8%D1%86%D0%B0%D1%85, https://www.mindomo.com/ru/mind-maps/e9ab594801c64d9ba7ab39fced9a8e9e, https://www.timetoast.com/timelines/1433397, https://zaochnik-com.com/lenta_rabot/istoriya-programmirovaniya-v-litsah-24634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веб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zen.ru/a/ZPC0lf4AWVt2UveH, https://github.com/6thSence/history-of-web-development, https://habr.com/ru/companies/geekbrains/articles/277957/, https://helplamer.ru/evolyuciya-veb-programmirovaniya/, https://kedu.ru/press-center/articles/info-prog-istoriya-razvitie-i-budushchee-veb-programmirovaniya-obzor-klyuchevykh-etapov/, https://sky.pro/wiki/html/istoriya-veb-programmirovaniya/, https://tenchat.ru/media/1465406-vebprogrammirovaniye-istoriya-razvitiye-i-perspektivy, https://tproger.ru/articles/kak-menjalsja-veb, https://tr-page.yandex.ru/translate?lang=en-ru&amp;url=https%3A%2F%2Fen.wikipedia.org%2Fwiki%2FWeb_%28programming_system%29, https://www.youtube.com/watch?v=zW5a9rku1K8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объектно ориентированного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yberleninka.ru/article/n/istoriya-razvitiya-obektno-orientirovannogo-programmirovaniya, https://dzen.ru/a/ZuVM7FoIHxfVZjGX, https://habr.com/ru/companies/ruvds/articles/428582/, https://ru.ruwiki.ru/wiki/%D0%9E%D0%B1%D1%8A%D0%B5%D0%BA%D1%82%D0%BD%D0%BE-%D0%BE%D1%80%D0%B8%D0%B5%D0%BD%D1%82%D0%B8%D1%80%D0%BE%D0%B2%D0%B0%D0%BD%D0%BD%D0%BE%D0%B5_%D0%BF%D1%80%D0%BE%D0%B3%D1%80%D0%B0%D0%BC%D0%BC%D0%B8%D1%80%D0%BE%D0%B2%D0%B0%D0%BD%D0%B8%D0%B5, https://ru.wikipedia.org/wiki/%D0%9E%D0%B1%D1%8A%D0%B5%D0%BA%D1%82%D0%BD%D0%BE-%D0%BE%D1%80%D0%B8%D0%B5%D0%BD%D1%82%D0%B8%D1%80%D0%BE%D0%B2%D0%B0%D0%BD%D0%BD%D0%BE%D0%B5_%D0%BF%D1%80%D0%BE%D0%B3%D1%80%D0%B0%D0%BC%D0%BC%D0%B8%D1%80%D0%BE%D0%B2%D0%B0%D0%BD%D0%B8%D0%B5, https://sdo.iict.ru/pluginfile.php/11131/mod_resource/content/19/oop_lec01.html, https://sky.pro/wiki/java/istoriya-oop-kogda-i-zachem-poyavilos/, https://spravochnick.ru/informatika/istoriya_obektno-orientirovannogo_programmirovaniya/, https://tr-page.yandex.ru/translate?lang=en-ru&amp;url=https%3A%2F%2Fen.wikipedia.org%2Fwiki%2FObject-oriented_programming, https://znanierussia.ru/articles/%D0%9E%D0%B1%D1%8A%D0%B5%D0%BA%D1%82%D0%BD%D0%BE-%D0%BE%D1%80%D0%B8%D0%B5%D0%BD%D1%82%D0%B8%D1%80%D0%BE%D0%B2%D0%B0%D0%BD%D0%BD%D0%BE%D0%B5_%D0%BF%D1%80%D0%BE%D0%B3%D1%80%D0%B0%D0%BC%D0%BC%D0%B8%D1%80%D0%BE%D0%B2%D0%B0%D0%BD%D0%B8%D0%B5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кроссворд история языков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fourok.ru/krossvord-yaziki-programmirovaniya-327176.html, https://kopilkaurokov.ru/informatika/prochee/14krossvordovpoosnovnymtiemambazovoghokursainformatiki, https://multiurok.ru/index.php/files/krossvord-po-programmirovaniiu.html, https://onlinetestpad.com/ru/crossword/334386-yazyki-programmirovaniya, https://poncy.ru/crossword/?desc=%D1%8F%D0%B7%D1%8B%D0%BA%20%D0%BF%D1%80%D0%BE%D0%B3%D1%80%D0%B0%D0%BC%D0%BC%D0%B8%D1%80%D0%BE%D0%B2%D0%B0%D0%BD%D0%B8%D1%8F, https://reshatel-krossvordov.com/crossword/-/%D0%9E%D0%B4%D0%B8%D0%BD+%D0%B8%D0%B7+%D0%BF%D0%B5%D1%80%D0%B2%D1%8B%D1%85+%D1%8F%D0%B7%D1%8B%D0%BA%D0%BE%D0%B2+%D0%BF%D1%80%D0%BE%D0%B3%D1%80%D0%B0%D0%BC%D0%BC%D0%B8%D1%80%D0%BE%D0%B2%D0%B0%D0%BD%D0%B8%D1%8F/, https://sinonim.org/sc/99081/16, https://spisok-literaturi.ru/cross/kategorii-gotovyh-crossvordov/informatika/programmirovanie.html, https://videouroki.net/razrabotki/krossvord-po-priedmietu-mdk-01-01-sistiemnoie-proghrammirovaniie-na-tiemu-poniat.html, https://урок.рф/library/krossvord_algoritmi_i_programmirovanie_231832.html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языка программирования c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cm.bsu.by/wiki/C2018/%D0%98%D1%81%D1%82%D0%BE%D1%80%D0%B8%D1%8F_%D1%8F%D0%B7%D1%8B%D0%BA%D0%B0_%D0%BF%D1%80%D0%BE%D0%B3%D1%80%D0%B0%D0%BC%D0%BC%D0%B8%D1%80%D0%BE%D0%B2%D0%B0%D0%BD%D0%B8%D1%8F_C, https://foxford.ru/wiki/informatika/istoriya-yazykov-programmirovaniya-s-i-s, https://habr.com/ru/companies/vdsina/articles/533300/, https://metanit.com/c/tutorial/1.1.php, https://ru.wikipedia.org/wiki/%D0%A1%D0%B8_(%D1%8F%D0%B7%D1%8B%D0%BA_%D0%BF%D1%80%D0%BE%D0%B3%D1%80%D0%B0%D0%BC%D0%BC%D0%B8%D1%80%D0%BE%D0%B2%D0%B0%D0%BD%D0%B8%D1%8F), https://sky.pro/wiki/profession/istoriya-yazyka-programmirovaniya-c/, https://skyeng.ru/it-industry/it/kto-on-sozdatel-yazyka-programmirovaniya-c/, https://tr-page.yandex.ru/translate?lang=en-ru&amp;url=https%3A%2F%2Fen.wikipedia.org%2Fwiki%2FC_%28programming_language%29, https://www.scaler.com/topics/c/history-of-c-language/, https://znanierussia.ru/articles/%D0%A1%D0%B8_(%D1%8F%D0%B7%D1%8B%D0%BA_%D0%BF%D1%80%D0%BE%D0%B3%D1%80%D0%B0%D0%BC%D0%BC%D0%B8%D1%80%D0%BE%D0%B2%D0%B0%D0%BD%D0%B8%D1%8F)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создание языка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898" calcext:value-type="float">
            <text:p>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jasonsbarr/how-to-create-your-own-programming-language-2642, https://gb.ru/blog/sozdanie-yazyka-programmirovaniya/, https://habr.com/ru/companies/ruvds/articles/790868/, https://itproger.com/news/kak-napisat-svoy-yazik-osnovi-parserov-i-interpretatorov, https://pgrandinetti.github.io/compilers/page/how-to-build-a-new-programming-language/, https://sky.pro/wiki/html/kak-sozdat-svoj-yazyk-programmirovaniya-osnovy-i-primery/, https://tproger.ru/translations/how-to-create-programming-language, https://tr-page.yandex.ru/translate?lang=en-ru&amp;url=https%3A%2F%2Fwww.geeksforgeeks.org%2Fhow-to-create-a-programming-language-using-python%2F, https://www.youtube.com/watch?v=Ezt3vBok5_s, https://yandex.ru/q/question/kak_sozdaiutsia_iazyki_programmirovaniia_8968080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ада лавлейс первый программист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if.ru/society/people/ostryy_um_ady_lavleys_kak_doch_bayrona_stala_pervym_programmistom_v_mire, https://dzen.ru/a/Z_KPGMcConKZ9bvW, https://gb.ru/posts/ada_lovelace, https://habr.com/ru/companies/itglobalcom/articles/734762/, https://intersvyaz.media/ada-lovelace, https://ru.hexlet.io/blog/posts/Ada, https://ru.wikipedia.org/wiki/%D0%9B%D0%B0%D0%B2%D0%BB%D0%B5%D0%B9%D1%81,_%D0%90%D0%B4%D0%B0, https://skillbox.ru/media/code/byla_li_ada_lavleys_programmistom/, https://tr-page.yandex.ru/translate?lang=en-ru&amp;url=https%3A%2F%2Fen.wikipedia.org%2Fwiki%2FAda_Lovelace, https://www.forbes.ru/forbes-woman/464263-carodejka-cisel-kak-ada-lavlejs-dala-nacalo-programmirovaniu-i-okazalas-zabyt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история развития алгоритмов и программирования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killfactory.ru/kratkaya-istoriya-programmirovaniya/, https://dzen.ru/a/Z4Wpe4XDJzjvkxFU, https://habr.com/ru/articles/734696/, https://infourok.ru/istoriya-razvitiya-ponyatiya-algoritm-i-ego-sovremennoe-ponimanie-i-primenenie-v-informatike-i-matematike-636583.html, https://itanddigital.ru/historyprogramming, https://nsportal.ru/nachalnaya-shkola/informatika/2018/05/25/istoriya-algoritma-ot-al-horezmi-do-sovremennosti, https://sky.pro/wiki/profession/istoriya-razvitiya-teorii-programmirovaniya/, https://spravochnick.ru/lektoriy/algoritmy-evolyuciya-i-klassifikaciya-yazykov-programmirovaniya/, https://timthewebmaster.com/ru/articles/programming-history/, https://tr-page.yandex.ru/translate?lang=en-ru&amp;url=https%3A%2F%2Fen.wikipedia.org%2Fwiki%2FTimeline_of_algorithms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programming history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654" calcext:value-type="float">
            <text:p>654</text:p>
          </table:table-cell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the history of programming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253" calcext:value-type="float">
            <text:p>253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ding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115" calcext:value-type="float">
            <text:p>115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computer programming history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95" calcext:value-type="float">
            <text:p>95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programing language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44" calcext:value-type="float">
            <text:p>44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origin of programming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29" calcext:value-type="float">
            <text:p>29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the history of computer programming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18" calcext:value-type="float">
            <text:p>18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brief history of programming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16" calcext:value-type="float">
            <text:p>16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computer language history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13" calcext:value-type="float">
            <text:p>13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computer coding history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5" calcext:value-type="float">
            <text:p>5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machine language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4" calcext:value-type="float">
            <text:p>4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origin of programming language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2" calcext:value-type="float">
            <text:p>2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ding languages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2" calcext:value-type="float">
            <text:p>2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computer programming languages history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2" calcext:value-type="float">
            <text:p>2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mputer and programming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2" calcext:value-type="float">
            <text:p>2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a brief history of programming languages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1" calcext:value-type="float">
            <text:p>1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brief history of programming language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1" calcext:value-type="float">
            <text:p>1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mputer programming summary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brief history of computer programming languages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invention of computer programming language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ical development of programming languages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brief history of computer programming</text:p>
          </table:table-cell>
          <table:table-cell table:style-name="Default" office:value-type="string" calcext:value-type="string">
            <text:p>programming history (22)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s.brown.edu/~adf/programming_languages.html, https://en.wikipedia.org/wiki/History_of_programming_languages, https://www.linkedin.com/pulse/evolution-programming-languages-past-present-future-mohindroo-, https://praxent.com/blog/history-of-programming-languages, https://www.computer.org/publications/tech-news/insider-membership-news/timeline-of-programming-languages/, https://www.hp.com/us-en/shop/tech-takes/computer-history-programming-languages, https://www.bricsys.com/en-us/blog/computer-programing-a-brief-history, https://devskiller.com/blog/history-of-programming-languages/, https://en.wikipedia.org/wiki/Computer_programming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python history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python language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python programming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python programming language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the history of python programming language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brief history of python programming language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and origin of python language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origin of python language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origin of python programming language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python programming language brief history</text:p>
          </table:table-cell>
          <table:table-cell table:style-name="Default" office:value-type="string" calcext:value-type="string">
            <text:p>python history (10)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hem.libretexts.org/Courses/University_of_Arkansas_Little_Rock/IOST_Library/05%3A_Python_Book/01%3A_Introduction/01%3A_History_of_Python, https://en.wikipedia.org/wiki/History_of_Python, https://www.tutorialspoint.com/python/python_history.htm, https://cvw.cac.cornell.edu/python-intro/intro/history, https://en.wikipedia.org/wiki/Python_(programming_language), https://www.bocasay.com/history-python-programming/, https://www.britannica.com/technology/Python-computer-language, https://www.pythoninstitute.org/about-python, https://docs.python.org/3/faq/general.html, https://inference-review.com/article/the-origins-of-python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r language</text:p>
          </table:table-cell>
          <table:table-cell table:style-name="Default" office:value-type="string" calcext:value-type="string">
            <text:p>history of r language (5)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down.org/rdpeng/rprogdatascience/history-and-overview-of-r.html, https://en.wikipedia.org/wiki/R_(programming_language), https://learn.saylor.org/mod/book/view.php?id=58417&amp;chapterid=44962, https://medium.com/@ArtisOne/r-overview-and-history-75ecb036d0df, https://thedatastudent.com/a-short-history-of-r-r-studio/, https://www.datacamp.com/blog/all-about-r, https://www.naukri.com/code360/library/historical-page-of-r, https://www.r-project.org/about.html, https://royalsocietypublishing.org/doi/10.1098/rsos.221550, https://www.stat.auckland.ac.nz/~ihaka/downloads/Interface98.pdf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r programming history</text:p>
          </table:table-cell>
          <table:table-cell table:style-name="Default" office:value-type="string" calcext:value-type="string">
            <text:p>history of r language (5)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down.org/rdpeng/rprogdatascience/history-and-overview-of-r.html, https://en.wikipedia.org/wiki/R_(programming_language), https://learn.saylor.org/mod/book/view.php?id=58417&amp;chapterid=44962, https://medium.com/@ArtisOne/r-overview-and-history-75ecb036d0df, https://thedatastudent.com/a-short-history-of-r-r-studio/, https://www.datacamp.com/blog/all-about-r, https://www.naukri.com/code360/library/historical-page-of-r, https://www.r-project.org/about.html, https://royalsocietypublishing.org/doi/10.1098/rsos.221550, https://www.stat.auckland.ac.nz/~ihaka/downloads/Interface98.pdf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r programming</text:p>
          </table:table-cell>
          <table:table-cell table:style-name="Default" office:value-type="string" calcext:value-type="string">
            <text:p>history of r language (5)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down.org/rdpeng/rprogdatascience/history-and-overview-of-r.html, https://en.wikipedia.org/wiki/R_(programming_language), https://learn.saylor.org/mod/book/view.php?id=58417&amp;chapterid=44962, https://medium.com/@ArtisOne/r-overview-and-history-75ecb036d0df, https://thedatastudent.com/a-short-history-of-r-r-studio/, https://www.datacamp.com/blog/all-about-r, https://www.naukri.com/code360/library/historical-page-of-r, https://www.r-project.org/about.html, https://royalsocietypublishing.org/doi/10.1098/rsos.221550, https://www.stat.auckland.ac.nz/~ihaka/downloads/Interface98.pdf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r programming language</text:p>
          </table:table-cell>
          <table:table-cell table:style-name="Default" office:value-type="string" calcext:value-type="string">
            <text:p>history of r language (5)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down.org/rdpeng/rprogdatascience/history-and-overview-of-r.html, https://en.wikipedia.org/wiki/R_(programming_language), https://learn.saylor.org/mod/book/view.php?id=58417&amp;chapterid=44962, https://medium.com/@ArtisOne/r-overview-and-history-75ecb036d0df, https://thedatastudent.com/a-short-history-of-r-r-studio/, https://www.datacamp.com/blog/all-about-r, https://www.naukri.com/code360/library/historical-page-of-r, https://www.r-project.org/about.html, https://royalsocietypublishing.org/doi/10.1098/rsos.221550, https://www.stat.auckland.ac.nz/~ihaka/downloads/Interface98.pdf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r programming language history</text:p>
          </table:table-cell>
          <table:table-cell table:style-name="Default" office:value-type="string" calcext:value-type="string">
            <text:p>history of r language (5)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ookdown.org/rdpeng/rprogdatascience/history-and-overview-of-r.html, https://en.wikipedia.org/wiki/R_(programming_language), https://learn.saylor.org/mod/book/view.php?id=58417&amp;chapterid=44962, https://medium.com/@ArtisOne/r-overview-and-history-75ecb036d0df, https://thedatastudent.com/a-short-history-of-r-r-studio/, https://www.datacamp.com/blog/all-about-r, https://www.naukri.com/code360/library/historical-page-of-r, https://www.r-project.org/about.html, https://royalsocietypublishing.org/doi/10.1098/rsos.221550, https://www.stat.auckland.ac.nz/~ihaka/downloads/Interface98.pdf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mputer science</text:p>
          </table:table-cell>
          <table:table-cell table:style-name="Default" office:value-type="string" calcext:value-type="string">
            <text:p>history of computer science (4)</text:p>
          </table:table-cell>
          <table:table-cell office:value-type="float" office:value="176" calcext:value-type="float">
            <text:p>176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Computer_science, https://en.wikipedia.org/wiki/History_of_computer_science, https://thesciencesurvey.com/features/2024/07/09/a-brief-history-of-computer-science-from-its-beginnings-to-today/, https://www.computerhistory.org/timeline/computers/, https://cs.uwaterloo.ca/~shallit/Courses/134/history.html, https://resources.noodle.com/articles/when-did-computer-science-start/, https://www.britannica.com/science/computer-science, https://www.zdnet.com/education/computers-tech/computer-science-the-history-of-computer-development/, https://www.ibm.com/history/computer-scienc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computer science and history</text:p>
          </table:table-cell>
          <table:table-cell table:style-name="Default" office:value-type="string" calcext:value-type="string">
            <text:p>history of computer science (4)</text:p>
          </table:table-cell>
          <table:table-cell office:value-type="float" office:value="171" calcext:value-type="float">
            <text:p>171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Computer_science, https://en.wikipedia.org/wiki/History_of_computer_science, https://thesciencesurvey.com/features/2024/07/09/a-brief-history-of-computer-science-from-its-beginnings-to-today/, https://www.computerhistory.org/timeline/computers/, https://cs.uwaterloo.ca/~shallit/Courses/134/history.html, https://resources.noodle.com/articles/when-did-computer-science-start/, https://www.britannica.com/science/computer-science, https://www.zdnet.com/education/computers-tech/computer-science-the-history-of-computer-development/, https://www.ibm.com/history/computer-scienc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computer science origin</text:p>
          </table:table-cell>
          <table:table-cell table:style-name="Default" office:value-type="string" calcext:value-type="string">
            <text:p>history of computer science (4)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Computer_science, https://en.wikipedia.org/wiki/History_of_computer_science, https://thesciencesurvey.com/features/2024/07/09/a-brief-history-of-computer-science-from-its-beginnings-to-today/, https://www.computerhistory.org/timeline/computers/, https://cs.uwaterloo.ca/~shallit/Courses/134/history.html, https://resources.noodle.com/articles/when-did-computer-science-start/, https://www.britannica.com/science/computer-science, https://www.zdnet.com/education/computers-tech/computer-science-the-history-of-computer-development/, https://www.ibm.com/history/computer-scienc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origin of computer science</text:p>
          </table:table-cell>
          <table:table-cell table:style-name="Default" office:value-type="string" calcext:value-type="string">
            <text:p>history of computer science (4)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Computer_science, https://en.wikipedia.org/wiki/History_of_computer_science, https://thesciencesurvey.com/features/2024/07/09/a-brief-history-of-computer-science-from-its-beginnings-to-today/, https://www.computerhistory.org/timeline/computers/, https://cs.uwaterloo.ca/~shallit/Courses/134/history.html, https://resources.noodle.com/articles/when-did-computer-science-start/, https://www.britannica.com/science/computer-science, https://www.zdnet.com/education/computers-tech/computer-science-the-history-of-computer-development/, https://www.ibm.com/history/computer-scienc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software</text:p>
          </table:table-cell>
          <table:table-cell table:style-name="Default" office:value-type="string" calcext:value-type="string">
            <text:p>history of software (4)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History_of_software, https://medium.com/@micahyost/a-brief-history-of-software-development-f67a6e6ddae0, https://nandbox.com/the-history-of-software-development-over-70-years-of-innovation/, https://pubmed.ncbi.nlm.nih.gov/3536223/, https://praxent.com/blog/history-of-software-development-innovation, https://www.tabs3.com/the-evolution-of-desktop-software.html, https://en.wikipedia.org/wiki/Software, https://medium.com/@mitzijackson/history-of-software-development-from-punched-cards-to-artificial-intelligence-6dc779d1d784, https://www.computer.org/publications/tech-news/trends/50-years-of-software/, https://www.hackreactor.com/resources/the-history-of-coding-and-software-engineering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application software history</text:p>
          </table:table-cell>
          <table:table-cell table:style-name="Default" office:value-type="string" calcext:value-type="string">
            <text:p>history of software (4)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History_of_software, https://medium.com/@micahyost/a-brief-history-of-software-development-f67a6e6ddae0, https://nandbox.com/the-history-of-software-development-over-70-years-of-innovation/, https://pubmed.ncbi.nlm.nih.gov/3536223/, https://praxent.com/blog/history-of-software-development-innovation, https://www.tabs3.com/the-evolution-of-desktop-software.html, https://en.wikipedia.org/wiki/Software, https://medium.com/@mitzijackson/history-of-software-development-from-punched-cards-to-artificial-intelligence-6dc779d1d784, https://www.computer.org/publications/tech-news/trends/50-years-of-software/, https://www.hackreactor.com/resources/the-history-of-coding-and-software-engineering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mputer software</text:p>
          </table:table-cell>
          <table:table-cell table:style-name="Default" office:value-type="string" calcext:value-type="string">
            <text:p>history of software (4)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History_of_software, https://medium.com/@micahyost/a-brief-history-of-software-development-f67a6e6ddae0, https://nandbox.com/the-history-of-software-development-over-70-years-of-innovation/, https://pubmed.ncbi.nlm.nih.gov/3536223/, https://praxent.com/blog/history-of-software-development-innovation, https://www.tabs3.com/the-evolution-of-desktop-software.html, https://en.wikipedia.org/wiki/Software, https://medium.com/@mitzijackson/history-of-software-development-from-punched-cards-to-artificial-intelligence-6dc779d1d784, https://www.computer.org/publications/tech-news/trends/50-years-of-software/, https://www.hackreactor.com/resources/the-history-of-coding-and-software-engineering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software development</text:p>
          </table:table-cell>
          <table:table-cell table:style-name="Default" office:value-type="string" calcext:value-type="string">
            <text:p>history of software (4)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History_of_software, https://medium.com/@micahyost/a-brief-history-of-software-development-f67a6e6ddae0, https://nandbox.com/the-history-of-software-development-over-70-years-of-innovation/, https://pubmed.ncbi.nlm.nih.gov/3536223/, https://praxent.com/blog/history-of-software-development-innovation, https://www.tabs3.com/the-evolution-of-desktop-software.html, https://en.wikipedia.org/wiki/Software, https://medium.com/@mitzijackson/history-of-software-development-from-punched-cards-to-artificial-intelligence-6dc779d1d784, https://www.computer.org/publications/tech-news/trends/50-years-of-software/, https://www.hackreactor.com/resources/the-history-of-coding-and-software-engineering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mputer programming pdf</text:p>
          </table:table-cell>
          <table:table-cell table:style-name="Default" office:value-type="string" calcext:value-type="string">
            <text:p>history of computer programming pdf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l.ifip.org/db/series/ifip/ifip387/ParkerD12.pdf, https://hcs64.com/files/Sammet%20-%20Programming%20Languages%20-%20History%20and%20Fundamentals.pdf, https://soar.suny.edu/bitstream/handle/20.500.12648/13882/3397_samuel.mckay.pdf?sequence=1&amp;isAllowed=y, https://www-users.york.ac.uk/~mijp1/teaching/4th_year_HPC/lecture_notes/Languages.pdf, http://alumni.cs.ucr.edu/~vladimir/cs181/history.pdf, https://www.cs.princeton.edu/courses/archive/fall09/cos109/06langs.pdf, https://www.csee.umbc.edu/courses/331/fall08/0101/notes/02/02history.pdf, https://www.ime.usp.br/~alvaroma/ucsp/proglang/book.pdf, https://www.researchgate.net/publication/3330487_The_Origins_of_Computer_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programming pdf</text:p>
          </table:table-cell>
          <table:table-cell table:style-name="Default" office:value-type="string" calcext:value-type="string">
            <text:p>history of computer programming pdf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l.ifip.org/db/series/ifip/ifip387/ParkerD12.pdf, https://hcs64.com/files/Sammet%20-%20Programming%20Languages%20-%20History%20and%20Fundamentals.pdf, https://soar.suny.edu/bitstream/handle/20.500.12648/13882/3397_samuel.mckay.pdf?sequence=1&amp;isAllowed=y, https://www-users.york.ac.uk/~mijp1/teaching/4th_year_HPC/lecture_notes/Languages.pdf, http://alumni.cs.ucr.edu/~vladimir/cs181/history.pdf, https://www.cs.princeton.edu/courses/archive/fall09/cos109/06langs.pdf, https://www.csee.umbc.edu/courses/331/fall08/0101/notes/02/02history.pdf, https://www.ime.usp.br/~alvaroma/ucsp/proglang/book.pdf, https://www.researchgate.net/publication/3330487_The_Origins_of_Computer_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the history of programming languages pdf</text:p>
          </table:table-cell>
          <table:table-cell table:style-name="Default" office:value-type="string" calcext:value-type="string">
            <text:p>history of computer programming pdf (3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l.ifip.org/db/series/ifip/ifip387/ParkerD12.pdf, https://hcs64.com/files/Sammet%20-%20Programming%20Languages%20-%20History%20and%20Fundamentals.pdf, https://soar.suny.edu/bitstream/handle/20.500.12648/13882/3397_samuel.mckay.pdf?sequence=1&amp;isAllowed=y, https://www-users.york.ac.uk/~mijp1/teaching/4th_year_HPC/lecture_notes/Languages.pdf, http://alumni.cs.ucr.edu/~vladimir/cs181/history.pdf, https://www.cs.princeton.edu/courses/archive/fall09/cos109/06langs.pdf, https://www.csee.umbc.edu/courses/331/fall08/0101/notes/02/02history.pdf, https://www.ime.usp.br/~alvaroma/ucsp/proglang/book.pdf, https://www.researchgate.net/publication/3330487_The_Origins_of_Computer_Programming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computer engineering history</text:p>
          </table:table-cell>
          <table:table-cell table:style-name="Default" office:value-type="string" calcext:value-type="string">
            <text:p>computer engineering history (3)</text:p>
          </table:table-cell>
          <table:table-cell office:value-type="float" office:value="217" calcext:value-type="float">
            <text:p>217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hj.rice.edu/computer-science-engineering-timeline/, https://www.computerhistory.org/timeline/computers/, https://www.sutori.com/en/story/history-of-computer-engineering--nsJhS3vmECybAzjqn8Y7VPKx, https://cse.engin.umich.edu/about/history/, https://en.wikipedia.org/wiki/Computer_engineering, https://ethw.org/Inventing_the_Computer, https://peer.asee.org/computer-engineering-a-historical-perspective.pdf, https://www.studocu.com/ph/document/ama-university/readings-in-philippine-history/history-of-computer-engineering/39120980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the history of computer engineering</text:p>
          </table:table-cell>
          <table:table-cell table:style-name="Default" office:value-type="string" calcext:value-type="string">
            <text:p>computer engineering history (3)</text:p>
          </table:table-cell>
          <table:table-cell office:value-type="float" office:value="176" calcext:value-type="float">
            <text:p>176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hj.rice.edu/computer-science-engineering-timeline/, https://www.computerhistory.org/timeline/computers/, https://www.sutori.com/en/story/history-of-computer-engineering--nsJhS3vmECybAzjqn8Y7VPKx, https://cse.engin.umich.edu/about/history/, https://en.wikipedia.org/wiki/Computer_engineering, https://ethw.org/Inventing_the_Computer, https://peer.asee.org/computer-engineering-a-historical-perspective.pdf, https://www.studocu.com/ph/document/ama-university/readings-in-philippine-history/history-of-computer-engineering/39120980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mputer science engineering</text:p>
          </table:table-cell>
          <table:table-cell table:style-name="Default" office:value-type="string" calcext:value-type="string">
            <text:p>computer engineering history (3)</text:p>
          </table:table-cell>
          <table:table-cell office:value-type="float" office:value="42" calcext:value-type="float">
            <text:p>42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hj.rice.edu/computer-science-engineering-timeline/, https://www.computerhistory.org/timeline/computers/, https://www.sutori.com/en/story/history-of-computer-engineering--nsJhS3vmECybAzjqn8Y7VPKx, https://cse.engin.umich.edu/about/history/, https://en.wikipedia.org/wiki/Computer_engineering, https://ethw.org/Inventing_the_Computer, https://peer.asee.org/computer-engineering-a-historical-perspective.pdf, https://www.studocu.com/ph/document/ama-university/readings-in-philippine-history/history-of-computer-engineering/39120980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object oriented history</text:p>
          </table:table-cell>
          <table:table-cell table:style-name="Default" office:value-type="string" calcext:value-type="string">
            <text:p>object oriented history (3)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ightmarbles.io/blog/object-oriented-programming-history/, https://en.wikipedia.org/wiki/Object-oriented_programming, https://medium.com/@imeshadilshani212/unraveling-object-oriented-programming-a-journey-through-evolution-4b9c25cd14de, https://medium.com/javascript-scene/the-forgotten-history-of-oop-88d71b9b2d9f, https://sayge.in/the-history-of-object-oriented-programming-and-why-you-need-to-learn-oop/, https://www.luisllamas.es/en/history-object-oriented-programming/, https://www.oreilly.com/library/view/beginning-c-30/9780470261293/9780470261293_a_short_history_of_object-oriented_progr.html, https://www.britannica.com/technology/object-oriented-programming, https://www.quora.com/What-is-the-history-of-object-oriented-programming-Who-invented-it-How-does-it-differ-from-other-languages-like-C-and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object oriented programming</text:p>
          </table:table-cell>
          <table:table-cell table:style-name="Default" office:value-type="string" calcext:value-type="string">
            <text:p>object oriented history (3)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ightmarbles.io/blog/object-oriented-programming-history/, https://en.wikipedia.org/wiki/Object-oriented_programming, https://medium.com/@imeshadilshani212/unraveling-object-oriented-programming-a-journey-through-evolution-4b9c25cd14de, https://medium.com/javascript-scene/the-forgotten-history-of-oop-88d71b9b2d9f, https://sayge.in/the-history-of-object-oriented-programming-and-why-you-need-to-learn-oop/, https://www.luisllamas.es/en/history-object-oriented-programming/, https://www.oreilly.com/library/view/beginning-c-30/9780470261293/9780470261293_a_short_history_of_object-oriented_progr.html, https://www.britannica.com/technology/object-oriented-programming, https://www.quora.com/What-is-the-history-of-object-oriented-programming-Who-invented-it-How-does-it-differ-from-other-languages-like-C-and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object oriented design</text:p>
          </table:table-cell>
          <table:table-cell table:style-name="Default" office:value-type="string" calcext:value-type="string">
            <text:p>object oriented history (3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rightmarbles.io/blog/object-oriented-programming-history/, https://en.wikipedia.org/wiki/Object-oriented_programming, https://medium.com/@imeshadilshani212/unraveling-object-oriented-programming-a-journey-through-evolution-4b9c25cd14de, https://medium.com/javascript-scene/the-forgotten-history-of-oop-88d71b9b2d9f, https://sayge.in/the-history-of-object-oriented-programming-and-why-you-need-to-learn-oop/, https://www.luisllamas.es/en/history-object-oriented-programming/, https://www.oreilly.com/library/view/beginning-c-30/9780470261293/9780470261293_a_short_history_of_object-oriented_progr.html, https://www.britannica.com/technology/object-oriented-programming, https://www.quora.com/What-is-the-history-of-object-oriented-programming-Who-invented-it-How-does-it-differ-from-other-languages-like-C-and-Java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software engineering</text:p>
          </table:table-cell>
          <table:table-cell table:style-name="Default" office:value-type="string" calcext:value-type="string">
            <text:p>history of software engineering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drewbegel.com/info461/readings/history.html, https://en.wikipedia.org/wiki/History_of_software_engineering, https://en.wikipedia.org/wiki/Software_engineering, https://faculty.washington.edu/ajko/books/cooperative-software-development/history.html, https://historytimelines.co/timeline/software-engineer, https://ieeecs-media.computer.org/media/marketing/cedge_newsletter/ce9boo.pdf, https://www.hackreactor.com/resources/the-history-of-coding-and-software-engineering/, https://www.institutedata.com/us/blog/the-history-of-software-engineering-2/, https://www.institutedata.com/us/blog/the-history-of-software-engineering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the history of software engineering</text:p>
          </table:table-cell>
          <table:table-cell table:style-name="Default" office:value-type="string" calcext:value-type="string">
            <text:p>history of software engineering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drewbegel.com/info461/readings/history.html, https://en.wikipedia.org/wiki/History_of_software_engineering, https://en.wikipedia.org/wiki/Software_engineering, https://faculty.washington.edu/ajko/books/cooperative-software-development/history.html, https://historytimelines.co/timeline/software-engineer, https://ieeecs-media.computer.org/media/marketing/cedge_newsletter/ce9boo.pdf, https://www.hackreactor.com/resources/the-history-of-coding-and-software-engineering/, https://www.institutedata.com/us/blog/the-history-of-software-engineering-2/, https://www.institutedata.com/us/blog/the-history-of-software-engineering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fortran history</text:p>
          </table:table-cell>
          <table:table-cell table:style-name="Default" office:value-type="string" calcext:value-type="string">
            <text:p>fortran history (2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cs.toronto.edu/~bor/199y08/backus-fortran-copy.pdf, https://en.wikipedia.org/wiki/Fortran, https://ourcodingclub.github.io/tutorials/fortran-intro/, https://www.britannica.com/technology/FORTRAN, https://www.ibm.com/history/fortran, https://www.obliquity.com/computer/fortran/history.html, https://www.thoughtco.com/history-of-fortran-1991415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fortran programming language</text:p>
          </table:table-cell>
          <table:table-cell table:style-name="Default" office:value-type="string" calcext:value-type="string">
            <text:p>fortran history (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cs.toronto.edu/~bor/199y08/backus-fortran-copy.pdf, https://en.wikipedia.org/wiki/Fortran, https://ourcodingclub.github.io/tutorials/fortran-intro/, https://www.britannica.com/technology/FORTRAN, https://www.ibm.com/history/fortran, https://www.obliquity.com/computer/fortran/history.html, https://www.thoughtco.com/history-of-fortran-1991415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ello world history</text:p>
          </table:table-cell>
          <table:table-cell table:style-name="Default" office:value-type="string" calcext:value-type="string">
            <text:p>hello world history (2)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kkologlu.medium.com/hello-world-the-story-of-the-legendary-first-step-in-programming-bb06a623f7f7, https://blogs.vmware.com/opensource/2020/04/22/hello-world-timeless-code/, https://codeinterview.io/blog/the-history-of-hello-world-a-brief-overview/, https://en.wikipedia.org/wiki/%22Hello,_World!%22_program, https://medium.com/the-software-guild-blog/the-history-of-hello-world-175440f77776, https://stackoverflow.com/questions/602237/where-does-hello-world-come-from, https://www.elegantthemes.com/blog/wordpress/the-history-behind-hello-world, https://www.hackerrank.com/blog/the-history-of-hello-world/, https://www.reddit.com/r/learnpython/comments/fnhja2/why_do_all_programming_languages_start_with_hello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the history of hello world</text:p>
          </table:table-cell>
          <table:table-cell table:style-name="Default" office:value-type="string" calcext:value-type="string">
            <text:p>hello world history (2)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kkologlu.medium.com/hello-world-the-story-of-the-legendary-first-step-in-programming-bb06a623f7f7, https://blogs.vmware.com/opensource/2020/04/22/hello-world-timeless-code/, https://codeinterview.io/blog/the-history-of-hello-world-a-brief-overview/, https://en.wikipedia.org/wiki/%22Hello,_World!%22_program, https://medium.com/the-software-guild-blog/the-history-of-hello-world-175440f77776, https://stackoverflow.com/questions/602237/where-does-hello-world-come-from, https://www.elegantthemes.com/blog/wordpress/the-history-behind-hello-world, https://www.hackerrank.com/blog/the-history-of-hello-world/, https://www.reddit.com/r/learnpython/comments/fnhja2/why_do_all_programming_languages_start_with_hello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scratch programming</text:p>
          </table:table-cell>
          <table:table-cell table:style-name="Default" office:value-type="string" calcext:value-type="string">
            <text:p>history of scratch programming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mpustop.pro/historyofscratch/, https://en.scratch-wiki.info/wiki/Scratch, https://en.wikipedia.org/wiki/Scratch_(programming_language), https://hundred.org/en/innovations/scratch, https://openlearning.mit.edu/news/10-sparks-lit-flame-scratch, https://www.progkids.com/en/blog/istoriya-scratch, https://www.scratchfoundation.org/our-story, https://www.uab.edu/icac/images/Scratch_Guides/Intro_to_Scratch.pdf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scratch programming history</text:p>
          </table:table-cell>
          <table:table-cell table:style-name="Default" office:value-type="string" calcext:value-type="string">
            <text:p>history of scratch programming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mpustop.pro/historyofscratch/, https://en.scratch-wiki.info/wiki/Scratch, https://en.wikipedia.org/wiki/Scratch_(programming_language), https://hundred.org/en/innovations/scratch, https://openlearning.mit.edu/news/10-sparks-lit-flame-scratch, https://www.progkids.com/en/blog/istoriya-scratch, https://www.scratchfoundation.org/our-story, https://www.uab.edu/icac/images/Scratch_Guides/Intro_to_Scratch.pdf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cobol programming language history</text:p>
          </table:table-cell>
          <table:table-cell table:style-name="Default" office:value-type="string" calcext:value-type="string">
            <text:p>cobol programming language history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l.acm.org/doi/10.1145/800025.1198367, https://en.wikipedia.org/wiki/COBOL, https://fedtechmagazine.com/article/2017/09/how-cobol-became-early-backbone-federal-computing, https://www.ibm.com/think/topics/cobol, https://www.microfocus.com/documentation/visual-cobol/vc70/VS2017/GUID-F3F8EEB0-E4B7-4DDE-9BD3-E493AAAEBD81.html, https://www.silicon.co.uk/projects/devops/tales-tech-history-cobol-214265, https://www.techtarget.com/searchitoperations/definition/COBOL-Common-Business-Oriented-Languag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bol</text:p>
          </table:table-cell>
          <table:table-cell table:style-name="Default" office:value-type="string" calcext:value-type="string">
            <text:p>cobol programming language history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l.acm.org/doi/10.1145/800025.1198367, https://en.wikipedia.org/wiki/COBOL, https://fedtechmagazine.com/article/2017/09/how-cobol-became-early-backbone-federal-computing, https://www.ibm.com/think/topics/cobol, https://www.microfocus.com/documentation/visual-cobol/vc70/VS2017/GUID-F3F8EEB0-E4B7-4DDE-9BD3-E493AAAEBD81.html, https://www.silicon.co.uk/projects/devops/tales-tech-history-cobol-214265, https://www.techtarget.com/searchitoperations/definition/COBOL-Common-Business-Oriented-Languag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rust programming language</text:p>
          </table:table-cell>
          <table:table-cell table:style-name="Default" office:value-type="string" calcext:value-type="string">
            <text:p>history of rust programming language (2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Rust_(programming_language), https://github.blog/developer-skills/programming-languages-and-frameworks/why-rust-is-the-most-admired-language-among-developers/, https://kruschecompany.com/rust-language-concise-overview/, https://medium.com/@codilime/the-future-of-rust-characteristics-popularity-and-challenges-7de4db5ebd67, https://news.ycombinator.com/item?id=30321747, https://www.adesso.de/en/news/blog/a-brief-introduction-to-the-rust-programming-language-2.jsp, https://www.reddit.com/r/rust/comments/za5lh5/what_should_be_included_in_a_history_of_the_rust/, https://www.rust-lang.org/, https://www.technologyreview.com/2023/02/14/1067869/rust-worlds-fastest-growing-programming-language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rust programming language history</text:p>
          </table:table-cell>
          <table:table-cell table:style-name="Default" office:value-type="string" calcext:value-type="string">
            <text:p>history of rust programming language (2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Rust_(programming_language), https://github.blog/developer-skills/programming-languages-and-frameworks/why-rust-is-the-most-admired-language-among-developers/, https://kruschecompany.com/rust-language-concise-overview/, https://medium.com/@codilime/the-future-of-rust-characteristics-popularity-and-challenges-7de4db5ebd67, https://news.ycombinator.com/item?id=30321747, https://www.adesso.de/en/news/blog/a-brief-introduction-to-the-rust-programming-language-2.jsp, https://www.reddit.com/r/rust/comments/za5lh5/what_should_be_included_in_a_history_of_the_rust/, https://www.rust-lang.org/, https://www.technologyreview.com/2023/02/14/1067869/rust-worlds-fastest-growing-programming-language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female programmers history</text:p>
          </table:table-cell>
          <table:table-cell table:style-name="Default" office:value-type="string" calcext:value-type="string">
            <text:p>female programmers history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Women_in_computing, https://studentorgs.kentlaw.iit.edu/ckjip/where-are-the-women-a-detailed-history-of-women-in-computer-science-and-how-it-impacts-the-modern-day-industry/, https://www.nytimes.com/2019/02/13/magazine/women-coding-computer-programming.html, https://www.purdueglobal.edu/blog/information-technology/history-women-information-technology-6-female-computer-science-pioneers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women in computer science</text:p>
          </table:table-cell>
          <table:table-cell table:style-name="Default" office:value-type="string" calcext:value-type="string">
            <text:p>female programmers history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Women_in_computing, https://studentorgs.kentlaw.iit.edu/ckjip/where-are-the-women-a-detailed-history-of-women-in-computer-science-and-how-it-impacts-the-modern-day-industry/, https://www.nytimes.com/2019/02/13/magazine/women-coding-computer-programming.html, https://www.purdueglobal.edu/blog/information-technology/history-women-information-technology-6-female-computer-science-pioneers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functional programming history</text:p>
          </table:table-cell>
          <table:table-cell table:style-name="Default" office:value-type="string" calcext:value-type="string">
            <text:p>functional programming history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abeat.com/fp/the-history-of-functional-programming/, https://athena.ecs.csus.edu/~mei/csc135fp/project/history.html, https://dl.acm.org/doi/10.1145/72551.72554, https://en.wikipedia.org/wiki/Functional_programming, https://learn.saylor.org/mod/book/view.php?id=33044&amp;chapterid=13087, https://www.cs.kent.ac.uk/people/staff/dat/tfp12/tfp12.pdf, https://www.cse.psu.edu/~gxt29/historyOfFP/historyOfFP.html, https://www.reddit.com/r/ProgrammingLanguages/comments/iijvus/when_did_functional_programming_appear_in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functional programming</text:p>
          </table:table-cell>
          <table:table-cell table:style-name="Default" office:value-type="string" calcext:value-type="string">
            <text:p>functional programming history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dabeat.com/fp/the-history-of-functional-programming/, https://athena.ecs.csus.edu/~mei/csc135fp/project/history.html, https://dl.acm.org/doi/10.1145/72551.72554, https://en.wikipedia.org/wiki/Functional_programming, https://learn.saylor.org/mod/book/view.php?id=33044&amp;chapterid=13087, https://www.cs.kent.ac.uk/people/staff/dat/tfp12/tfp12.pdf, https://www.cse.psu.edu/~gxt29/historyOfFP/historyOfFP.html, https://www.reddit.com/r/ProgrammingLanguages/comments/iijvus/when_did_functional_programming_appear_in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basic programming language history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alltolead.dartmouth.edu/stories/celebrating-birth-basic-and-beyond, https://en.wikipedia.org/wiki/BASIC, https://ethw.org/Milestones:BASIC_Computer_Language,_1964, https://techcommunity.microsoft.com/t5/small-basic-blog/a-brief-history-of-basic/ba-p/336312, https://time.com/69316/basic/, https://www.computer.org/publications/tech-news/insider-membership-news/timeline-of-programming-languages/, https://www.q7basic.org/History%20of%20BASIC.pdf, https://www.techtarget.com/whatis/definition/BASIC-Beginners-All-purpose-Symbolic-Instruction-Code, https://www.thoughtco.com/history-basic-programming-language-1991662, https://www.wired.com/story/back-to-basic-the-most-consequential-programming-language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software architecture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enorama.com/the-evolution-of-software-architecture-bd6ea674c477, https://citeseerx.ist.psu.edu/document?repid=rep1&amp;type=pdf&amp;doi=fc2b5bc73e611776a069677bc717e4579d659e5e, https://dev.to/ipazooki/software-architecture-a-journey-through-time-map, https://dzone.com/articles/evaluation-of-software-architecture, https://en.wikipedia.org/wiki/Software_architecture, https://orkes.io/blog/software-architecture-evolution/, https://priyalwalpita.medium.com/evolution-in-software-architecture-a607db649586, https://www.linkedin.com/pulse/evolution-software-architecture-25-year-journey-jahith-hussain-k4rwc, https://www.researchgate.net/publication/239553879_1_An_Introduction_and_History_of_Software_Architectures_Components_and_Reuse, https://www.teksystems.com/en/insights/article/evolution-of-software-architectur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swift programming language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eloper.apple.com/swift/, https://en.wikipedia.org/wiki/Swift_(programming_language), https://medium.com/@begridshosting/the-power-of-swift-programming-language-aa3aa78a2b50, https://medium.com/@mayurkore4/the-evolution-of-swift-a-journey-through-apples-game-changing-programming-language-ccaca14404d7, https://swift.org/about/, https://www.coursera.org/articles/programming-in-swift, https://www.educative.io/courses/swift-programming-mobile-app/history-of-swift, https://www.progkids.com/en/blog/swift, https://www.studysmarter.co.uk/explanations/computer-science/computer-programming/swift-programming-language/, https://www.tpointtech.com/history-of-swift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programming languages history and fundamentals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rchive.org/details/programminglangu00unse, https://books.google.com/books/about/Programming_Languages_History_and_Fundam.html?id=5N4mAAAAMAAJ, https://dl.acm.org/doi/book/10.5555/1096897, https://en.wikipedia.org/wiki/Programming_Languages:_History_and_Fundamentals, https://hcs64.com/files/Sammet%20-%20Programming%20Languages%20-%20History%20and%20Fundamentals.pdf, https://retrocomputingforum.com/t/programming-languages-history-and-fundamentals-1969-book/3266, https://shape-of-code.com/2022/09/04/programming-languages-history-and-fundamentals/, https://www.amazon.com/Programming-Languages-Fundamentals-Automatic-Computation/dp/0137299885, https://www.computer.org/publications/tech-news/insider-membership-news/timeline-of-programming-languages/, https://www.goodreads.com/book/show/6564403-programming-languages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programming languages history and fundamentals pdf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rchive.org/details/TNM_Programming_Languages_history_and_fundamental_20171115_0058, https://archive.org/details/programminglangu00unse, https://densem.edu/default.aspx/uploaded-files/468760/FundamentalsOfProgrammingLanguages.pdf, https://hcs64.com/files/Sammet%20-%20Programming%20Languages%20-%20History%20and%20Fundamentals.pdf, https://he.kendallhunt.com/sites/default/files/uploadedFiles/Kendall_Hunt/Content/Higher_Education/Uploads/ChenTsai_ProgramLanguages_4e_Chapter1.pdf, https://openlibrary-repo.ecampusontario.ca/jspui/bitstream/123456789/692/3/Programming-Fundamentals-1570222270.pdf, https://www.cs.csubak.edu/~jyang/Robert%20W.%20Sebesta%20-%20Concepts%20of%20Programming%20Languages-Pearson%20(2015).pdf, https://www.ime.usp.br/~alvaroma/ucsp/proglang/book.pdf, https://www.math.pku.edu.cn/teachers/qiuzy/plan/lits/FundamentalConceptOfPL.pdf, https://www.scribd.com/document/681128785/Sammet-Programming-Languages-History-and-Fundamentals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assembly language history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everism.com/skills-and-tools/assembly-language/, https://dev.to/nitindahiyadev/assembly-language-a-comprehensive-overview-3on0, https://docs.google.com/document/d/1SL-2KKpV17TKA22LZ0Efp7LMvCeH1mEvQMMiY4IYQOs/edit, https://en.wikipedia.org/wiki/Assembly_language#:~:text=The%20first%20assembly%20code%20in,referred%20to%20as%20an%20assembler., https://gunkies.org/wiki/Assembly_language, https://medium.com/@arjunmurthy.2006/the-evolution-of-programming-languages-from-assembly-to-python-e98b6b213cdb, https://medium.com/computer-programming-languages/a-bit-about-assembly-language-e94fdf3bdb6b, https://www.computer.org/publications/tech-news/insider-membership-news/timeline-of-programming-languages/, https://www.infosecinstitute.com/resources/secure-coding/what-is-x86-assembly/, https://www.learnacademy.org/blog/first-programming-language-use-microsoft-appl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the early history of smalltalk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news.ycombinator.com/item?id=31062369, https://dl.acm.org/doi/10.1145/155360.155364, https://dl.acm.org/doi/10.1145/234286.1057828, https://en.wikipedia.org/wiki/Smalltalk, https://ericnormand.me/podcast/the-early-history-of-smalltalk, https://pl-design-seminar.seas.harvard.edu/publications/early-history-smalltalk, https://tildes.net/~comp/1718/the_early_history_of_smalltalk, https://worrydream.com/EarlyHistoryOfSmalltalk/, https://www.researchgate.net/publication/221501755_The_Early_History_of_Smalltalk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ada programming language history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groups.umd.umich.edu/cis/course.des/cis400/ada/ada.html, http://www.cs.uni.edu/~mccormic/AdaEssentials/history.htm, https://en.wikipedia.org/wiki/Ada_(programming_language), https://seattlewebsitedevelopers.medium.com/ada-programming-past-present-and-future-a5d09148a800, https://simple.wikipedia.org/wiki/Ada_(programming_language), https://www.adacore.com/about-ada, https://www.adacore.com/about-ada/timeline-of-ada, https://www.adaic.org/learn/materials/intro/part1/, https://www.britannica.com/technology/Ada-computer-language, https://www.reddit.com/r/ProgrammingLanguages/comments/eyeonv/whatever_happened_to_the_language_ada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the secret history of women in coding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itsnbytes.blog/2019/02/26/the-secret-history-of-women-in-coding/, https://digitalage19.sites.grinnell.edu/reading/the-secret-history-of-women-in-coding/, https://homes.luddy.indiana.edu/nensmeng/posts/2019/02/13/nytimes/, https://kottke.org/19/02/the-secret-history-of-women-in-coding, https://studentorgs.kentlaw.iit.edu/ckjip/where-are-the-women-a-detailed-history-of-women-in-computer-science-and-how-it-impacts-the-modern-day-industry/, https://wit.cuit.columbia.edu/news/secret-history-women-coding, https://www.jamasoftware.com/blog/interview-womens-work-clive-thompson-on-the-secret-history-of-women-in-coding/, https://www.linkedin.com/posts/telle-whitney_the-secret-history-of-women-in-coding-published-activity-7067551038190338048-0i2C, https://www.nytimes.com/2019/02/13/magazine/women-coding-computer-programming.html, https://www.studocu.com/en-us/document/university-of-utah/software-practice/the-secret-history-of-women-in-coding-at-carnegie-mellon-university/120585120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python calculator with history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reddit.com/r/learnpython/comments/1az0czy/i_am_making_a_simple_python_calculator_app_for/, https://github.com/IshanThilanka/Simple_Calculator_py, https://github.com/manishcodes60/Calculator-with-History-in-Python, https://python.plainenglish.io/save-and-display-calculation-history-using-python-e23c94078500, https://stackoverflow.com/questions/72366111/save-and-display-calculation-history-of-the-python-calculator, https://www.instructables.com/Python-Calculator-1/, https://www.reddit.com/r/learnpython/comments/hnxb18/i_made_a_calculator_in_python/, https://www.sololearn.com/en/Discuss/2806228/how-to-create-history-function-in-calculator-, https://www.upgrad.com/tutorials/software-engineering/python-tutorial/calculator-program-in-python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cobol the first computer language was created in 1953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urriculumonline.ie/getmedia/52d35f98-074d-44b5-bcc8-e6c9225240dc/NCCA-The-Evolution-of-Computers-in-Society-LC-SC-programming.pdf, https://en.wikipedia.org/wiki/COBOL, https://en.wikipedia.org/wiki/Grace_Hopper, https://hudsonvalleyone.com/2018/02/22/vassars-grace-murray-hopper-invented-the-cobol-programming-language/, https://praxent.com/blog/history-of-programming-languages#:~:text=One%20of%20these%20is%20FORTRAN,relied%2Dupon%20language%20for%20banks., https://president.yale.edu/biography-grace-murray-hopper, https://time.graphics/event/6376808, https://time.graphics/period/420847, https://www.oldest.org/technology/programming-languages/, https://www.quora.com/Who-invented-the-first-programming-language-1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programming languages infographic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nline.king.edu/infographics/alphabet-of-programming-languages/, https://edtechmagazine.com/higher/article/2013/04/brief-history-computer-programming-languages-infographic, https://tecky.io/en/blog/evolution-of-programming-languages/, https://www.extremetech.com/computing/91572-the-evolution-of-computer-languages-infographic, https://www.i-programmer.info/news/98-languages/2795-programming-language-infographic.html, https://www.judge.com/resources/blogs/an-infographic-history-of-c-programming-language-2/, https://www.pcs.udel.edu/history-of-computer-programming-infographic/, https://www.pinterest.com/pin/458382068297578938/, https://www.reddit.com/r/Infographics/comments/6jb93l/history_of_programming_languages/, https://www.visualistan.com/2020/07/the-swift-evolution-of-computer-programming-languages.html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pandas python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Pandas_(software), https://hackersandslackers.com/a-brief-history-of-pandas/, https://pandas.pydata.org/about/, https://pandas.pydata.org/docs/whatsnew/index.html, https://pypi.org/project/pandas/, https://python.plainenglish.io/an-introduction-to-pandas-pythons-data-analysis-library-cc484a426f3, https://wesmckinney.com/pages/about.html, https://www.nvidia.com/en-us/glossary/pandas-python/, https://www.scaler.com/topics/pandas/what-is-pandas-in-python/, https://www.w3schools.com/python/pandas/pandas_intro.asp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visual basic history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class.com/2023/03/20/microsofts-visual-basic-why-it-won-and-why-it-had-to-die/, https://en.wikibooks.org/wiki/Visual_Basic/History, https://en.wikipedia.org/wiki/Visual_Basic, https://en.wikipedia.org/wiki/Visual_Basic_(classic), https://mibhel04.tripod.com/id3.html, https://retool.com/blog/the-history-and-legacy-of-visual-basic, https://retool.com/visual-basic, https://www.spiceworks.com/tech/devops/articles/what-is-visual-basic/, https://www.techtarget.com/whatis/definition/Visual-Basic-VB, https://www.thurrott.com/dev/106091/20-years-visual-studio-visual-basic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elixir programming language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uriosum.com/blog/elixir-programming-language-guide, https://elixir-lang.org/development.html, https://elixirforum.com/t/elixir-a-mini-documentary/15117, https://elixirforum.com/t/what-are-the-most-important-milestones-about-the-elixir-lang-story/45884, https://en.wikipedia.org/wiki/Elixir_(programming_language), https://osshistory.org/p/elixir, https://scriptdrop.co/2020/02/25/the-history-of-elixir-a-programming-primer/, https://serokell.io/blog/history-of-erlang-and-elixir, https://www.reddit.com/r/programming/comments/vqrd72/what_is_the_elixir_language_used_for/, https://www.welcometothejungle.com/en/articles/history-erlang-elixir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mputer science education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ciencedirect.com/science/article/pii/S0065245808603708/pdf?md5=3e27c7cf6982ec90a717685af935a296&amp;pid=1-s2.0-S0065245808603708-main.pdf, https://cacm.acm.org/blogcacm/computer-science-was-invented-to-teach-everyone-about-everything/, https://computinged.wordpress.com/2021/11/26/computer-science-was-always-supposed-to-be-taught-to-everyone-but-not-about-getting-a-job-a-historical-perspective/, https://criticallyconsciouscomputing.org/history, https://en.wikipedia.org/wiki/Computer_science, https://en.wikipedia.org/wiki/Computing_education, https://www.cambridge.org/core/books/cambridge-handbook-of-computing-education-research/history-of-computing-education-research/E2CB326B3554823AA21DC8A0603FBD3A, https://www.cs.odu.edu/~tkennedy/cs300/development/Public/M06-HistoryOfComputersinEducation/index.html, https://www.ibm.com/history/computer-science, https://www.researchgate.net/profile/Shah-Jubaer-2/publication/352737958_An_introduction_to_Computer_Science_and_its_History/links/60d5ba18a6fdccb745e127fa/An-introduction-to-Computer-Science-and-its-History.pdf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mputational thinking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Computational_thinking, https://files.eric.ed.gov/fulltext/EJ1214682.pdf, https://link.springer.com/article/10.1007/s11191-021-00202-5, https://medium.com/tech-based-teaching/a-brief-background-to-computational-thinking-b236b2410d36, https://milesberry.net/2021/03/computational-thinking/, https://www.americanscientist.org/article/computational-thinking-in-science, https://www.k12blueprint.com/sites/default/files/Computational_Thinking_Definition.pdf, https://www.learning.com/blog/defining-computational-thinking/, https://www.sciencedirect.com/topics/social-sciences/computational-thinking, https://www.tandfonline.com/doi/abs/10.1080/21532974.2019.1694381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cobol programming language pdf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bitsavers.org/pdf/codasyl/COBOL_Report_Apr60.pdf, https://archive.computerhistory.org/resources/access/text/2017/10/102639620-05-01-acc.pdf, https://archive.computerhistory.org/resources/text/Knuth_Don_X4100/PDF_index/k-8-pdf/k-8-u2776-Honeywell-mag-History-Cobol.pdf, https://courses.cs.umbc.edu/graduate/631/Fall2002/COBOL.pdf, https://dl.acm.org/doi/pdf/10.5555/1074100.1074217, https://nvlpubs.nist.gov/nistpubs/Legacy/FIPS/fipspub21-2.pdf, https://nvlpubs.nist.gov/nistpubs/Legacy/hb/nbshandbook106.pdf, https://www.cs.umd.edu/~ben/papers/Schneiderman1985Relationship.pdf, https://www.govinfo.gov/content/pkg/GOVPUB-C13-d0cd47d3539e1d225361316057506135/pdf/GOVPUB-C13-d0cd47d3539e1d225361316057506135.pdf, https://www.scribd.com/document/836522841/History-of-COBOL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algorithm in computer science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gocademy.com/blog/the-evolution-of-algorithms-through-computing-history/, https://algorithmscpo.mystrikingly.com/blog/a-brief-history-of-algorithms-since-the-9th-century, https://cacm.acm.org/blogcacm/algorithms-have-been-around-for-4000-years/, https://en.fundaciontelefonica.com/news/a-brief-history-of-the-algorithm-from-ada-lovelace-to-chatgpt/, https://en.wikipedia.org/wiki/Algorithm, https://findanexpert.unimelb.edu.au/news/81898-why-are-algorithms-called-algorithms%3F-a-brief-history-of-the-persian-polymath-you%E2%80%99ve-likely-never-heard-of, https://thedecisionlab.com/reference-guide/computer-science/algorithm, https://www.enjoyalgorithms.com/blog/history-of-algorithms/, https://www.linkedin.com/pulse/brief-history-algorithms-muhammad-maqsood-ur-rehman-he-his-him--efinf, https://www.ttuhub.net/2024/01/algorithms-shape-modern-computing-but-where-did-they-come-from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golang release history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ntonz.org/which-go/, https://en.wikipedia.org/wiki/Go_(programming_language), https://endoflife.date/go, https://github.com/golang/tools/releases, https://go.dev/dl/, https://go.dev/doc/devel/release, https://go.dev/wiki/Go-Release-Cycle, https://tip.golang.org/doc/go1.22, https://tip.golang.org/doc/go1.24, https://www.reddit.com/r/golang/comments/1e7vsm0/interactive_release_notes_for_go_123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golang history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ilime.com/blog/what-is-go-language/, https://en.wikipedia.org/wiki/Go_(programming_language), https://go.dev/doc/devel/release, https://go.dev/talks/2012/splash.article, https://hackernoon.com/a-programmers-history-of-golang, https://medium.com/geekculture/learn-go-part-1-the-beginning-723746f2e8b0, https://plavno.io/blog/history-of-golang, https://www.britannica.com/technology/Go-programming-language, https://www.bytesizego.com/blog/go-language-history, https://www.techtarget.com/searchitoperations/definition/Go-programming-language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extreme programming history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urse.khoury.northeastern.edu/cs5500f1602/Notes/Processes3/history.html, https://en.wikipedia.org/wiki/Extreme_programming, https://medium.com/@teal33t/from-concept-to-deployment-an-extreme-programming-journey-fa90b8752bd1, https://pavolkutaj.medium.com/the-history-of-extreme-programming-dcf6e234cb54, https://scrum-master.org/en/extreme-programming-xp-a-beginners-guide-to-the-agile-method/, https://teachingagile.com/extreme-programming-xp/overview, https://www.agilealliance.org/glossary/xp/, https://www.nimblework.com/agile/extreme-programming-xp/, https://www.productplan.com/glossary/extreme-programming/#:~:text=What's%20the%20History%20of%20eXtreme,Small%20releases, https://www.umsl.edu/~sauterv/analysis/f06Papers/Hutagalung/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eliza chatbot history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ibm.com/community/user/ibmz-and-linuxone/blogs/jade-walker2/2023/12/03/fall-into-mainframe-ai-history-eliza-and-the-autum, https://en.wikipedia.org/wiki/ELIZA, https://liacademy.co.uk/the-story-of-eliza-the-ai-that-fooled-the-world/, https://onlim.com/en/the-history-of-chatbots/, https://raffle.ai/newsroom/the-history-of-chatbots, https://web.njit.edu/~ronkowit/eliza.html, https://www.livescience.com/technology/eliza-the-worlds-1st-chatbot-was-just-resurrected-from-60-year-old-computer-code, https://www.theguardian.com/technology/2023/jul/25/joseph-weizenbaum-inventor-eliza-chatbot-turned-against-artificial-intelligence-ai, https://www.theverge.com/24054603/chatbot-chatgpt-eliza-history-ai-assistants-video, https://www.youtube.com/watch?v=zhxNI7V2IxM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computational biology history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cademic.oup.com/bib/article/20/6/1981/5066445, https://algo-cancer.github.io/blog/simon-article.html, https://dornsife.usc.edu/magazine/crunching-codes-crafting-cures/, https://en.wikipedia.org/wiki/Computational_biology, https://medium.com/the-catalyst-by-alumnus-capital/the-emergence-of-computational-biology-unveiling-the-secrets-of-life-d44750e18651, https://pubmed.ncbi.nlm.nih.gov/11252753/, https://pubmed.ncbi.nlm.nih.gov/30084940/, https://teensinhealth.org/ourpublications/2020/8/23/introduction-to-computational-biology, https://www.britannica.com/science/computational-biology, https://www.ucl.ac.uk/biosciences/gee/ucl-centre-computational-biology/history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history of programming paradigms</text:p>
          </table:table-cell>
          <table:table-cell table:style-name="Default"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prince_r/the-evolution-of-programming-paradigms-from-procedural-to-functional-2k83, https://en.wikipedia.org/wiki/History_of_programming_languages, https://en.wikipedia.org/wiki/Programming_paradigm, https://medium.com/@amitvsolutions/history-evolution-of-programming-b2f528e6820d, https://medium.com/illuminations-mirror/the-evolution-of-programming-paradigms-from-structured-logic-to-ai-dreams-f8d5d19beec3, https://read.learnyard.com/low-level-design/the-evolution-of-programming-paradigms/, https://www.computer.org/csdl/magazine/co/2012/06/mco2012060093/13rRUxC0SL2, https://www.iue.tuwien.ac.at/phd/heinzl/node32.html, https://www.linkedin.com/advice/0/what-some-historical-theoretical-foundations-programming, https://www.sas.upenn.edu/~jesusfv/Lecture_HPC_7_Programming_Paradigms.pdf</text:p>
          </table:table-cell>
          <table:table-cell table:number-columns-repeated="16376"/>
        </table:table-row>
        <table:table-row table:style-name="ro1" table:number-rows-repeated="10483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Data.A1:Data.A1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5-04-16T17:48:55.321000000</dc:date>
    <meta:editing-cycles>3</meta:editing-cycles>
    <meta:editing-duration>PT10M15S</meta:editing-duration>
    <meta:generator>LibreOffice/24.2.1.2$Windows_X86_64 LibreOffice_project/db4def46b0453cc22e2d0305797cf981b68ef5ac</meta:generator>
    <meta:document-statistic meta:table-count="1" meta:cell-count="1552" meta:object-count="0"/>
    <meta:user-defined meta:name="AppVersion">15.0000</meta:user-defined>
  </office:meta>
</office:document-meta>
</file>